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9-01T00:00:00" table:style-name="ce5">
            <text:p>2019/9/1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39615" table:style-name="ce6">
            <text:p>39,61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7121" table:style-name="ce6">
            <text:p>27,121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53794" table:style-name="ce6">
            <text:p>153,794<text:s/></text:p>
          </table:table-cell>
          <table:table-cell office:value-type="float" office:value="39954" table:style-name="ce6">
            <text:p>39,954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36627" table:style-name="ce6">
            <text:p>36,627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69036" table:style-name="ce6">
            <text:p>69,036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49430" table:style-name="ce6">
            <text:p>49,430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6296" table:style-name="ce6">
            <text:p>6,296<text:s/></text:p>
          </table:table-cell>
          <table:table-cell table:number-columns-repeated="16275"/>
        </table:table-row>
        <table:table-row table:style-name="ro2">
          <table:table-cell office:value-type="date" office:date-value="2019-09-02T00:00:00" table:style-name="ce5">
            <text:p>2019/9/2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44049" table:style-name="ce6">
            <text:p>44,049<text:s/></text:p>
          </table:table-cell>
          <table:table-cell office:value-type="float" office:value="43201" table:style-name="ce6">
            <text:p>43,201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28102" table:style-name="ce6">
            <text:p>28,102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3845" table:style-name="ce6">
            <text:p>33,845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38044" table:style-name="ce6">
            <text:p>38,044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42643" table:style-name="ce6">
            <text:p>142,643<text:s/></text:p>
          </table:table-cell>
          <table:table-cell office:value-type="float" office:value="39734" table:style-name="ce6">
            <text:p>39,73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28900" table:style-name="ce6">
            <text:p>28,900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434" table:style-name="ce6">
            <text:p>32,43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31032" table:style-name="ce6">
            <text:p>31,032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41978" table:style-name="ce6">
            <text:p>41,978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65340" table:style-name="ce6">
            <text:p>65,340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35683" table:style-name="ce6">
            <text:p>35,683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60961" table:style-name="ce6">
            <text:p>60,961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34992" table:style-name="ce6">
            <text:p>34,992<text:s/></text:p>
          </table:table-cell>
          <table:table-cell office:value-type="float" office:value="19330" table:style-name="ce6">
            <text:p>19,330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42241" table:style-name="ce6">
            <text:p>42,241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9178" table:style-name="ce6">
            <text:p>9,178<text:s/></text:p>
          </table:table-cell>
          <table:table-cell table:number-columns-repeated="16275"/>
        </table:table-row>
        <table:table-row table:style-name="ro2">
          <table:table-cell office:value-type="date" office:date-value="2019-09-03T00:00:00" table:style-name="ce5">
            <text:p>2019/9/3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45550" table:style-name="ce6">
            <text:p>45,550<text:s/></text:p>
          </table:table-cell>
          <table:table-cell office:value-type="float" office:value="45058" table:style-name="ce6">
            <text:p>45,058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9408" table:style-name="ce6">
            <text:p>29,408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7579" table:style-name="ce6">
            <text:p>27,579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34562" table:style-name="ce6">
            <text:p>34,562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28421" table:style-name="ce6">
            <text:p>28,421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27692" table:style-name="ce6">
            <text:p>27,692<text:s/></text:p>
          </table:table-cell>
          <table:table-cell office:value-type="float" office:value="142809" table:style-name="ce6">
            <text:p>142,809<text:s/></text:p>
          </table:table-cell>
          <table:table-cell office:value-type="float" office:value="41917" table:style-name="ce6">
            <text:p>41,917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28196" table:style-name="ce6">
            <text:p>28,196<text:s/></text:p>
          </table:table-cell>
          <table:table-cell office:value-type="float" office:value="29056" table:style-name="ce6">
            <text:p>29,056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33106" table:style-name="ce6">
            <text:p>33,106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20705" table:style-name="ce6">
            <text:p>20,705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8534" table:style-name="ce6">
            <text:p>28,534<text:s/></text:p>
          </table:table-cell>
          <table:table-cell office:value-type="float" office:value="43403" table:style-name="ce6">
            <text:p>43,403<text:s/></text:p>
          </table:table-cell>
          <table:table-cell office:value-type="float" office:value="41704" table:style-name="ce6">
            <text:p>41,704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65931" table:style-name="ce6">
            <text:p>65,931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33226" table:style-name="ce6">
            <text:p>33,226<text:s/></text:p>
          </table:table-cell>
          <table:table-cell office:value-type="float" office:value="36530" table:style-name="ce6">
            <text:p>36,530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63086" table:style-name="ce6">
            <text:p>63,086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31862" table:style-name="ce6">
            <text:p>31,862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9438" table:style-name="ce6">
            <text:p>9,438<text:s/></text:p>
          </table:table-cell>
          <table:table-cell table:number-columns-repeated="16275"/>
        </table:table-row>
        <table:table-row table:style-name="ro2">
          <table:table-cell office:value-type="date" office:date-value="2019-09-04T00:00:00" table:style-name="ce5">
            <text:p>2019/9/4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45317" table:style-name="ce6">
            <text:p>45,317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8782" table:style-name="ce6">
            <text:p>28,782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34945" table:style-name="ce6">
            <text:p>34,945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8936" table:style-name="ce6">
            <text:p>38,936<text:s/></text:p>
          </table:table-cell>
          <table:table-cell office:value-type="float" office:value="28353" table:style-name="ce6">
            <text:p>28,353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139587" table:style-name="ce6">
            <text:p>139,587<text:s/></text:p>
          </table:table-cell>
          <table:table-cell office:value-type="float" office:value="41896" table:style-name="ce6">
            <text:p>41,896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28152" table:style-name="ce6">
            <text:p>28,152<text:s/></text:p>
          </table:table-cell>
          <table:table-cell office:value-type="float" office:value="27934" table:style-name="ce6">
            <text:p>27,934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33394" table:style-name="ce6">
            <text:p>33,39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42799" table:style-name="ce6">
            <text:p>42,799<text:s/></text:p>
          </table:table-cell>
          <table:table-cell office:value-type="float" office:value="41734" table:style-name="ce6">
            <text:p>41,734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63719" table:style-name="ce6">
            <text:p>63,719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32234" table:style-name="ce6">
            <text:p>32,234<text:s/></text:p>
          </table:table-cell>
          <table:table-cell office:value-type="float" office:value="36796" table:style-name="ce6">
            <text:p>36,796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63226" table:style-name="ce6">
            <text:p>63,226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30577" table:style-name="ce6">
            <text:p>30,577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44056" table:style-name="ce6">
            <text:p>44,056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31476" table:style-name="ce6">
            <text:p>31,47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328" table:style-name="ce6">
            <text:p>9,328<text:s/></text:p>
          </table:table-cell>
          <table:table-cell table:number-columns-repeated="16275"/>
        </table:table-row>
        <table:table-row table:style-name="ro2">
          <table:table-cell office:value-type="date" office:date-value="2019-09-05T00:00:00" table:style-name="ce5">
            <text:p>2019/9/5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47315" table:style-name="ce6">
            <text:p>47,315<text:s/></text:p>
          </table:table-cell>
          <table:table-cell office:value-type="float" office:value="47587" table:style-name="ce6">
            <text:p>47,587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35549" table:style-name="ce6">
            <text:p>35,549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39109" table:style-name="ce6">
            <text:p>39,109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146053" table:style-name="ce6">
            <text:p>146,053<text:s/></text:p>
          </table:table-cell>
          <table:table-cell office:value-type="float" office:value="42921" table:style-name="ce6">
            <text:p>42,921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33212" table:style-name="ce6">
            <text:p>33,212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30337" table:style-name="ce6">
            <text:p>30,337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8544" table:style-name="ce6">
            <text:p>28,544<text:s/></text:p>
          </table:table-cell>
          <table:table-cell office:value-type="float" office:value="43714" table:style-name="ce6">
            <text:p>43,714<text:s/></text:p>
          </table:table-cell>
          <table:table-cell office:value-type="float" office:value="41306" table:style-name="ce6">
            <text:p>41,306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68199" table:style-name="ce6">
            <text:p>68,199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64326" table:style-name="ce6">
            <text:p>64,326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31548" table:style-name="ce6">
            <text:p>31,548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45024" table:style-name="ce6">
            <text:p>45,024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27360" table:style-name="ce6">
            <text:p>27,360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9212" table:style-name="ce6">
            <text:p>9,212<text:s/></text:p>
          </table:table-cell>
          <table:table-cell table:number-columns-repeated="16275"/>
        </table:table-row>
        <table:table-row table:style-name="ro2">
          <table:table-cell office:value-type="date" office:date-value="2019-09-06T00:00:00" table:style-name="ce5">
            <text:p>2019/9/6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48749" table:style-name="ce6">
            <text:p>48,749<text:s/></text:p>
          </table:table-cell>
          <table:table-cell office:value-type="float" office:value="54009" table:style-name="ce6">
            <text:p>54,009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31745" table:style-name="ce6">
            <text:p>31,745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36880" table:style-name="ce6">
            <text:p>36,880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41385" table:style-name="ce6">
            <text:p>41,385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178270" table:style-name="ce6">
            <text:p>178,270<text:s/></text:p>
          </table:table-cell>
          <table:table-cell office:value-type="float" office:value="49838" table:style-name="ce6">
            <text:p>49,838<text:s/></text:p>
          </table:table-cell>
          <table:table-cell office:value-type="float" office:value="27310" table:style-name="ce6">
            <text:p>27,310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30023" table:style-name="ce6">
            <text:p>30,023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34089" table:style-name="ce6">
            <text:p>34,089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35298" table:style-name="ce6">
            <text:p>35,29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48448" table:style-name="ce6">
            <text:p>48,448<text:s/></text:p>
          </table:table-cell>
          <table:table-cell office:value-type="float" office:value="45474" table:style-name="ce6">
            <text:p>45,474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31947" table:style-name="ce6">
            <text:p>31,947<text:s/></text:p>
          </table:table-cell>
          <table:table-cell office:value-type="float" office:value="80991" table:style-name="ce6">
            <text:p>80,991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37395" table:style-name="ce6">
            <text:p>37,395<text:s/></text:p>
          </table:table-cell>
          <table:table-cell office:value-type="float" office:value="43187" table:style-name="ce6">
            <text:p>43,187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72042" table:style-name="ce6">
            <text:p>72,042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38867" table:style-name="ce6">
            <text:p>38,867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46927" table:style-name="ce6">
            <text:p>46,927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691" table:style-name="ce6">
            <text:p>9,691<text:s/></text:p>
          </table:table-cell>
          <table:table-cell table:number-columns-repeated="16275"/>
        </table:table-row>
        <table:table-row table:style-name="ro2">
          <table:table-cell office:value-type="date" office:date-value="2019-09-07T00:00:00" table:style-name="ce5">
            <text:p>2019/9/7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51843" table:style-name="ce6">
            <text:p>51,843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29926" table:style-name="ce6">
            <text:p>29,926<text:s/></text:p>
          </table:table-cell>
          <table:table-cell office:value-type="float" office:value="26765" table:style-name="ce6">
            <text:p>26,765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178045" table:style-name="ce6">
            <text:p>178,045<text:s/></text:p>
          </table:table-cell>
          <table:table-cell office:value-type="float" office:value="49978" table:style-name="ce6">
            <text:p>49,978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31362" table:style-name="ce6">
            <text:p>31,362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29204" table:style-name="ce6">
            <text:p>29,204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38295" table:style-name="ce6">
            <text:p>38,295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29381" table:style-name="ce6">
            <text:p>29,381<text:s/></text:p>
          </table:table-cell>
          <table:table-cell office:value-type="float" office:value="44881" table:style-name="ce6">
            <text:p>44,881<text:s/></text:p>
          </table:table-cell>
          <table:table-cell office:value-type="float" office:value="35439" table:style-name="ce6">
            <text:p>35,439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31265" table:style-name="ce6">
            <text:p>31,265<text:s/></text:p>
          </table:table-cell>
          <table:table-cell office:value-type="float" office:value="89645" table:style-name="ce6">
            <text:p>89,645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37023" table:style-name="ce6">
            <text:p>37,023<text:s/></text:p>
          </table:table-cell>
          <table:table-cell office:value-type="float" office:value="37783" table:style-name="ce6">
            <text:p>37,783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60616" table:style-name="ce6">
            <text:p>60,616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39390" table:style-name="ce6">
            <text:p>39,390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8042" table:style-name="ce6">
            <text:p>8,042<text:s/></text:p>
          </table:table-cell>
          <table:table-cell table:number-columns-repeated="16275"/>
        </table:table-row>
        <table:table-row table:style-name="ro2">
          <table:table-cell office:value-type="date" office:date-value="2019-09-08T00:00:00" table:style-name="ce5">
            <text:p>2019/9/8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40725" table:style-name="ce6">
            <text:p>40,72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14866" table:style-name="ce6">
            <text:p>14,866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67231" table:style-name="ce6">
            <text:p>167,231<text:s/></text:p>
          </table:table-cell>
          <table:table-cell office:value-type="float" office:value="40898" table:style-name="ce6">
            <text:p>40,898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30627" table:style-name="ce6">
            <text:p>30,627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38040" table:style-name="ce6">
            <text:p>38,040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16147" table:style-name="ce6">
            <text:p>16,147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39298" table:style-name="ce6">
            <text:p>39,298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74285" table:style-name="ce6">
            <text:p>74,28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49918" table:style-name="ce6">
            <text:p>49,918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33879" table:style-name="ce6">
            <text:p>33,879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48787" table:style-name="ce6">
            <text:p>48,787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9778" table:style-name="ce6">
            <text:p>19,778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057" table:style-name="ce6">
            <text:p>7,057<text:s/></text:p>
          </table:table-cell>
          <table:table-cell table:number-columns-repeated="16275"/>
        </table:table-row>
        <table:table-row table:style-name="ro2">
          <table:table-cell office:value-type="date" office:date-value="2019-09-09T00:00:00" table:style-name="ce5">
            <text:p>2019/9/9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44934" table:style-name="ce6">
            <text:p>44,934<text:s/></text:p>
          </table:table-cell>
          <table:table-cell office:value-type="float" office:value="43820" table:style-name="ce6">
            <text:p>43,820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29822" table:style-name="ce6">
            <text:p>29,822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39372" table:style-name="ce6">
            <text:p>39,372<text:s/></text:p>
          </table:table-cell>
          <table:table-cell office:value-type="float" office:value="28267" table:style-name="ce6">
            <text:p>28,267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140968" table:style-name="ce6">
            <text:p>140,968<text:s/></text:p>
          </table:table-cell>
          <table:table-cell office:value-type="float" office:value="39414" table:style-name="ce6">
            <text:p>39,414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5135" table:style-name="ce6">
            <text:p>25,135<text:s/></text:p>
          </table:table-cell>
          <table:table-cell office:value-type="float" office:value="27378" table:style-name="ce6">
            <text:p>27,378<text:s/></text:p>
          </table:table-cell>
          <table:table-cell office:value-type="float" office:value="32874" table:style-name="ce6">
            <text:p>32,874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33897" table:style-name="ce6">
            <text:p>33,897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5059" table:style-name="ce6">
            <text:p>35,059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43144" table:style-name="ce6">
            <text:p>43,144<text:s/></text:p>
          </table:table-cell>
          <table:table-cell office:value-type="float" office:value="43505" table:style-name="ce6">
            <text:p>43,505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64655" table:style-name="ce6">
            <text:p>64,655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61066" table:style-name="ce6">
            <text:p>61,066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42875" table:style-name="ce6">
            <text:p>42,875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31104" table:style-name="ce6">
            <text:p>31,104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9427" table:style-name="ce6">
            <text:p>9,427<text:s/></text:p>
          </table:table-cell>
          <table:table-cell table:number-columns-repeated="16275"/>
        </table:table-row>
        <table:table-row table:style-name="ro2">
          <table:table-cell office:value-type="date" office:date-value="2019-09-10T00:00:00" table:style-name="ce5">
            <text:p>2019/9/10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46411" table:style-name="ce6">
            <text:p>46,411<text:s/></text:p>
          </table:table-cell>
          <table:table-cell office:value-type="float" office:value="46090" table:style-name="ce6">
            <text:p>46,09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9651" table:style-name="ce6">
            <text:p>29,65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36300" table:style-name="ce6">
            <text:p>36,300<text:s/></text:p>
          </table:table-cell>
          <table:table-cell office:value-type="float" office:value="30449" table:style-name="ce6">
            <text:p>30,449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39896" table:style-name="ce6">
            <text:p>39,896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41827" table:style-name="ce6">
            <text:p>141,827<text:s/></text:p>
          </table:table-cell>
          <table:table-cell office:value-type="float" office:value="41352" table:style-name="ce6">
            <text:p>41,352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33827" table:style-name="ce6">
            <text:p>33,827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24892" table:style-name="ce6">
            <text:p>24,892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34014" table:style-name="ce6">
            <text:p>34,014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43248" table:style-name="ce6">
            <text:p>43,248<text:s/></text:p>
          </table:table-cell>
          <table:table-cell office:value-type="float" office:value="44559" table:style-name="ce6">
            <text:p>44,559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9880" table:style-name="ce6">
            <text:p>29,880<text:s/></text:p>
          </table:table-cell>
          <table:table-cell office:value-type="float" office:value="66192" table:style-name="ce6">
            <text:p>66,192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34867" table:style-name="ce6">
            <text:p>34,867<text:s/></text:p>
          </table:table-cell>
          <table:table-cell office:value-type="float" office:value="36659" table:style-name="ce6">
            <text:p>36,659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62330" table:style-name="ce6">
            <text:p>62,330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44213" table:style-name="ce6">
            <text:p>44,213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7228" table:style-name="ce6">
            <text:p>27,228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31971" table:style-name="ce6">
            <text:p>31,971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9663" table:style-name="ce6">
            <text:p>9,663<text:s/></text:p>
          </table:table-cell>
          <table:table-cell table:number-columns-repeated="16275"/>
        </table:table-row>
        <table:table-row table:style-name="ro2">
          <table:table-cell office:value-type="date" office:date-value="2019-09-11T00:00:00" table:style-name="ce5">
            <text:p>2019/9/11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46490" table:style-name="ce6">
            <text:p>46,490<text:s/></text:p>
          </table:table-cell>
          <table:table-cell office:value-type="float" office:value="47642" table:style-name="ce6">
            <text:p>47,642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16497" table:style-name="ce6">
            <text:p>16,497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9997" table:style-name="ce6">
            <text:p>19,997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662" table:style-name="ce6">
            <text:p>29,662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30638" table:style-name="ce6">
            <text:p>30,638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36858" table:style-name="ce6">
            <text:p>36,858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40196" table:style-name="ce6">
            <text:p>40,196<text:s/></text:p>
          </table:table-cell>
          <table:table-cell office:value-type="float" office:value="29574" table:style-name="ce6">
            <text:p>29,574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28694" table:style-name="ce6">
            <text:p>28,694<text:s/></text:p>
          </table:table-cell>
          <table:table-cell office:value-type="float" office:value="150060" table:style-name="ce6">
            <text:p>150,060<text:s/></text:p>
          </table:table-cell>
          <table:table-cell office:value-type="float" office:value="43308" table:style-name="ce6">
            <text:p>43,308<text:s/></text:p>
          </table:table-cell>
          <table:table-cell office:value-type="float" office:value="27425" table:style-name="ce6">
            <text:p>27,42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9530" table:style-name="ce6">
            <text:p>29,530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30653" table:style-name="ce6">
            <text:p>30,653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5287" table:style-name="ce6">
            <text:p>35,287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9831" table:style-name="ce6">
            <text:p>29,831<text:s/></text:p>
          </table:table-cell>
          <table:table-cell office:value-type="float" office:value="44624" table:style-name="ce6">
            <text:p>44,624<text:s/></text:p>
          </table:table-cell>
          <table:table-cell office:value-type="float" office:value="44723" table:style-name="ce6">
            <text:p>44,723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66995" table:style-name="ce6">
            <text:p>66,995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35548" table:style-name="ce6">
            <text:p>35,548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64416" table:style-name="ce6">
            <text:p>64,416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45203" table:style-name="ce6">
            <text:p>45,203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31458" table:style-name="ce6">
            <text:p>31,458<text:s/></text:p>
          </table:table-cell>
          <table:table-cell office:value-type="float" office:value="27568" table:style-name="ce6">
            <text:p>27,568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9740" table:style-name="ce6">
            <text:p>9,740<text:s/></text:p>
          </table:table-cell>
          <table:table-cell table:number-columns-repeated="16275"/>
        </table:table-row>
        <table:table-row table:style-name="ro2">
          <table:table-cell office:value-type="date" office:date-value="2019-09-12T00:00:00" table:style-name="ce5">
            <text:p>2019/9/12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47379" table:style-name="ce6">
            <text:p>47,379<text:s/></text:p>
          </table:table-cell>
          <table:table-cell office:value-type="float" office:value="51193" table:style-name="ce6">
            <text:p>51,193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32030" table:style-name="ce6">
            <text:p>32,030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36778" table:style-name="ce6">
            <text:p>36,778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40666" table:style-name="ce6">
            <text:p>40,666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206728" table:style-name="ce6">
            <text:p>206,728<text:s/></text:p>
          </table:table-cell>
          <table:table-cell office:value-type="float" office:value="45643" table:style-name="ce6">
            <text:p>45,643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31213" table:style-name="ce6">
            <text:p>31,213<text:s/></text:p>
          </table:table-cell>
          <table:table-cell office:value-type="float" office:value="35954" table:style-name="ce6">
            <text:p>35,954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20939" table:style-name="ce6">
            <text:p>20,939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36467" table:style-name="ce6">
            <text:p>36,467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31231" table:style-name="ce6">
            <text:p>31,231<text:s/></text:p>
          </table:table-cell>
          <table:table-cell office:value-type="float" office:value="50110" table:style-name="ce6">
            <text:p>50,110<text:s/></text:p>
          </table:table-cell>
          <table:table-cell office:value-type="float" office:value="44841" table:style-name="ce6">
            <text:p>44,841<text:s/></text:p>
          </table:table-cell>
          <table:table-cell office:value-type="float" office:value="28835" table:style-name="ce6">
            <text:p>28,835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73676" table:style-name="ce6">
            <text:p>73,67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36016" table:style-name="ce6">
            <text:p>36,016<text:s/></text:p>
          </table:table-cell>
          <table:table-cell office:value-type="float" office:value="39646" table:style-name="ce6">
            <text:p>39,646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71062" table:style-name="ce6">
            <text:p>71,062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28571" table:style-name="ce6">
            <text:p>28,571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45326" table:style-name="ce6">
            <text:p>45,326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27752" table:style-name="ce6">
            <text:p>27,75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32280" table:style-name="ce6">
            <text:p>32,280<text:s/></text:p>
          </table:table-cell>
          <table:table-cell office:value-type="float" office:value="28398" table:style-name="ce6">
            <text:p>28,398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0022" table:style-name="ce6">
            <text:p>10,022<text:s/></text:p>
          </table:table-cell>
          <table:table-cell table:number-columns-repeated="16275"/>
        </table:table-row>
        <table:table-row table:style-name="ro2">
          <table:table-cell office:value-type="date" office:date-value="2019-09-13T00:00:00" table:style-name="ce5">
            <text:p>2019/9/13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38235" table:style-name="ce6">
            <text:p>38,235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62103" table:style-name="ce6">
            <text:p>162,103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38946" table:style-name="ce6">
            <text:p>38,94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37590" table:style-name="ce6">
            <text:p>37,590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70213" table:style-name="ce6">
            <text:p>70,213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8129" table:style-name="ce6">
            <text:p>48,129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7739" table:style-name="ce6">
            <text:p>27,73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6052" table:style-name="ce6">
            <text:p>6,052<text:s/></text:p>
          </table:table-cell>
          <table:table-cell table:number-columns-repeated="16275"/>
        </table:table-row>
        <table:table-row table:style-name="ro2">
          <table:table-cell office:value-type="date" office:date-value="2019-09-14T00:00:00" table:style-name="ce5">
            <text:p>2019/9/14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43492" table:style-name="ce6">
            <text:p>43,49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7258" table:style-name="ce6">
            <text:p>17,258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48433" table:style-name="ce6">
            <text:p>148,433<text:s/></text:p>
          </table:table-cell>
          <table:table-cell office:value-type="float" office:value="41124" table:style-name="ce6">
            <text:p>41,124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27027" table:style-name="ce6">
            <text:p>27,027<text:s/></text:p>
          </table:table-cell>
          <table:table-cell office:value-type="float" office:value="33091" table:style-name="ce6">
            <text:p>33,091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1004" table:style-name="ce6">
            <text:p>21,004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43473" table:style-name="ce6">
            <text:p>43,473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36449" table:style-name="ce6">
            <text:p>36,449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80370" table:style-name="ce6">
            <text:p>80,370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48999" table:style-name="ce6">
            <text:p>48,999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671" table:style-name="ce6">
            <text:p>6,671<text:s/></text:p>
          </table:table-cell>
          <table:table-cell table:number-columns-repeated="16275"/>
        </table:table-row>
        <table:table-row table:style-name="ro2">
          <table:table-cell office:value-type="date" office:date-value="2019-09-15T00:00:00" table:style-name="ce5">
            <text:p>2019/9/15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36490" table:style-name="ce6">
            <text:p>36,49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9731" table:style-name="ce6">
            <text:p>19,731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51183" table:style-name="ce6">
            <text:p>151,183<text:s/></text:p>
          </table:table-cell>
          <table:table-cell office:value-type="float" office:value="36338" table:style-name="ce6">
            <text:p>36,338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33625" table:style-name="ce6">
            <text:p>33,62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34546" table:style-name="ce6">
            <text:p>34,546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66875" table:style-name="ce6">
            <text:p>66,875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43509" table:style-name="ce6">
            <text:p>43,509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058" table:style-name="ce6">
            <text:p>6,058<text:s/></text:p>
          </table:table-cell>
          <table:table-cell table:number-columns-repeated="16275"/>
        </table:table-row>
        <table:table-row table:style-name="ro2">
          <table:table-cell office:value-type="date" office:date-value="2019-09-16T00:00:00" table:style-name="ce5">
            <text:p>2019/9/16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43945" table:style-name="ce6">
            <text:p>43,945<text:s/></text:p>
          </table:table-cell>
          <table:table-cell office:value-type="float" office:value="41833" table:style-name="ce6">
            <text:p>41,833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22367" table:style-name="ce6">
            <text:p>22,367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30831" table:style-name="ce6">
            <text:p>30,83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35665" table:style-name="ce6">
            <text:p>35,665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8931" table:style-name="ce6">
            <text:p>38,931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138931" table:style-name="ce6">
            <text:p>138,931<text:s/></text:p>
          </table:table-cell>
          <table:table-cell office:value-type="float" office:value="38795" table:style-name="ce6">
            <text:p>38,795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32323" table:style-name="ce6">
            <text:p>32,323<text:s/></text:p>
          </table:table-cell>
          <table:table-cell office:value-type="float" office:value="29247" table:style-name="ce6">
            <text:p>29,247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34581" table:style-name="ce6">
            <text:p>34,581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34740" table:style-name="ce6">
            <text:p>34,74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3143" table:style-name="ce6">
            <text:p>23,143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41950" table:style-name="ce6">
            <text:p>41,950<text:s/></text:p>
          </table:table-cell>
          <table:table-cell office:value-type="float" office:value="42823" table:style-name="ce6">
            <text:p>42,823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62625" table:style-name="ce6">
            <text:p>62,625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33708" table:style-name="ce6">
            <text:p>33,708<text:s/></text:p>
          </table:table-cell>
          <table:table-cell office:value-type="float" office:value="33971" table:style-name="ce6">
            <text:p>33,971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60464" table:style-name="ce6">
            <text:p>60,464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30992" table:style-name="ce6">
            <text:p>30,992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24608" table:style-name="ce6">
            <text:p>24,608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30898" table:style-name="ce6">
            <text:p>30,898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9428" table:style-name="ce6">
            <text:p>9,428<text:s/></text:p>
          </table:table-cell>
          <table:table-cell table:number-columns-repeated="16275"/>
        </table:table-row>
        <table:table-row table:style-name="ro2">
          <table:table-cell office:value-type="date" office:date-value="2019-09-17T00:00:00" table:style-name="ce5">
            <text:p>2019/9/17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46001" table:style-name="ce6">
            <text:p>46,001<text:s/></text:p>
          </table:table-cell>
          <table:table-cell office:value-type="float" office:value="43927" table:style-name="ce6">
            <text:p>43,927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30885" table:style-name="ce6">
            <text:p>30,885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39593" table:style-name="ce6">
            <text:p>39,593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137341" table:style-name="ce6">
            <text:p>137,341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8555" table:style-name="ce6">
            <text:p>28,555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34393" table:style-name="ce6">
            <text:p>34,393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43165" table:style-name="ce6">
            <text:p>43,165<text:s/></text:p>
          </table:table-cell>
          <table:table-cell office:value-type="float" office:value="44653" table:style-name="ce6">
            <text:p>44,653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65517" table:style-name="ce6">
            <text:p>65,517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61774" table:style-name="ce6">
            <text:p>61,774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29826" table:style-name="ce6">
            <text:p>29,826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43301" table:style-name="ce6">
            <text:p>43,301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26168" table:style-name="ce6">
            <text:p>26,168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9565" table:style-name="ce6">
            <text:p>9,565<text:s/></text:p>
          </table:table-cell>
          <table:table-cell table:number-columns-repeated="16275"/>
        </table:table-row>
        <table:table-row table:style-name="ro2">
          <table:table-cell office:value-type="date" office:date-value="2019-09-18T00:00:00" table:style-name="ce5">
            <text:p>2019/9/18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46448" table:style-name="ce6">
            <text:p>46,448<text:s/></text:p>
          </table:table-cell>
          <table:table-cell office:value-type="float" office:value="45367" table:style-name="ce6">
            <text:p>45,367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38137" table:style-name="ce6">
            <text:p>38,137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22861" table:style-name="ce6">
            <text:p>22,861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0142" table:style-name="ce6">
            <text:p>30,142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36386" table:style-name="ce6">
            <text:p>36,386<text:s/></text:p>
          </table:table-cell>
          <table:table-cell office:value-type="float" office:value="31002" table:style-name="ce6">
            <text:p>31,00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40102" table:style-name="ce6">
            <text:p>40,102<text:s/></text:p>
          </table:table-cell>
          <table:table-cell office:value-type="float" office:value="29000" table:style-name="ce6">
            <text:p>29,000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39642" table:style-name="ce6">
            <text:p>139,642<text:s/></text:p>
          </table:table-cell>
          <table:table-cell office:value-type="float" office:value="41896" table:style-name="ce6">
            <text:p>41,896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29642" table:style-name="ce6">
            <text:p>29,642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4510" table:style-name="ce6">
            <text:p>34,510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34295" table:style-name="ce6">
            <text:p>34,295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43144" table:style-name="ce6">
            <text:p>43,144<text:s/></text:p>
          </table:table-cell>
          <table:table-cell office:value-type="float" office:value="44593" table:style-name="ce6">
            <text:p>44,593<text:s/></text:p>
          </table:table-cell>
          <table:table-cell office:value-type="float" office:value="28102" table:style-name="ce6">
            <text:p>28,102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6139" table:style-name="ce6">
            <text:p>66,139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37105" table:style-name="ce6">
            <text:p>37,105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63185" table:style-name="ce6">
            <text:p>63,185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5764" table:style-name="ce6">
            <text:p>15,764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29840" table:style-name="ce6">
            <text:p>29,840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44269" table:style-name="ce6">
            <text:p>44,269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27360" table:style-name="ce6">
            <text:p>27,360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9743" table:style-name="ce6">
            <text:p>9,743<text:s/></text:p>
          </table:table-cell>
          <table:table-cell table:number-columns-repeated="16275"/>
        </table:table-row>
        <table:table-row table:style-name="ro2">
          <table:table-cell office:value-type="date" office:date-value="2019-09-19T00:00:00" table:style-name="ce5">
            <text:p>2019/9/19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47098" table:style-name="ce6">
            <text:p>47,098<text:s/></text:p>
          </table:table-cell>
          <table:table-cell office:value-type="float" office:value="46259" table:style-name="ce6">
            <text:p>46,259<text:s/></text:p>
          </table:table-cell>
          <table:table-cell office:value-type="float" office:value="29420" table:style-name="ce6">
            <text:p>29,420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39561" table:style-name="ce6">
            <text:p>39,561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36585" table:style-name="ce6">
            <text:p>36,585<text:s/></text:p>
          </table:table-cell>
          <table:table-cell office:value-type="float" office:value="31341" table:style-name="ce6">
            <text:p>31,34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39989" table:style-name="ce6">
            <text:p>39,989<text:s/></text:p>
          </table:table-cell>
          <table:table-cell office:value-type="float" office:value="29230" table:style-name="ce6">
            <text:p>29,230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44322" table:style-name="ce6">
            <text:p>144,322<text:s/></text:p>
          </table:table-cell>
          <table:table-cell office:value-type="float" office:value="43754" table:style-name="ce6">
            <text:p>43,754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34280" table:style-name="ce6">
            <text:p>34,280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34687" table:style-name="ce6">
            <text:p>34,687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35277" table:style-name="ce6">
            <text:p>35,277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43712" table:style-name="ce6">
            <text:p>43,712<text:s/></text:p>
          </table:table-cell>
          <table:table-cell office:value-type="float" office:value="44347" table:style-name="ce6">
            <text:p>44,347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30107" table:style-name="ce6">
            <text:p>30,107<text:s/></text:p>
          </table:table-cell>
          <table:table-cell office:value-type="float" office:value="67907" table:style-name="ce6">
            <text:p>67,907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37994" table:style-name="ce6">
            <text:p>37,994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63774" table:style-name="ce6">
            <text:p>63,774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31991" table:style-name="ce6">
            <text:p>31,991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44055" table:style-name="ce6">
            <text:p>44,055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26508" table:style-name="ce6">
            <text:p>26,508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31817" table:style-name="ce6">
            <text:p>31,817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761" table:style-name="ce6">
            <text:p>9,761<text:s/></text:p>
          </table:table-cell>
          <table:table-cell table:number-columns-repeated="16275"/>
        </table:table-row>
        <table:table-row table:style-name="ro2">
          <table:table-cell office:value-type="date" office:date-value="2019-09-20T00:00:00" table:style-name="ce5">
            <text:p>2019/9/20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51111" table:style-name="ce6">
            <text:p>51,111<text:s/></text:p>
          </table:table-cell>
          <table:table-cell office:value-type="float" office:value="54232" table:style-name="ce6">
            <text:p>54,232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39970" table:style-name="ce6">
            <text:p>39,970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35524" table:style-name="ce6">
            <text:p>35,524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39037" table:style-name="ce6">
            <text:p>39,037<text:s/></text:p>
          </table:table-cell>
          <table:table-cell office:value-type="float" office:value="33389" table:style-name="ce6">
            <text:p>33,38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43158" table:style-name="ce6">
            <text:p>43,158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29090" table:style-name="ce6">
            <text:p>29,090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8763" table:style-name="ce6">
            <text:p>28,763<text:s/></text:p>
          </table:table-cell>
          <table:table-cell office:value-type="float" office:value="186251" table:style-name="ce6">
            <text:p>186,251<text:s/></text:p>
          </table:table-cell>
          <table:table-cell office:value-type="float" office:value="50872" table:style-name="ce6">
            <text:p>50,872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30467" table:style-name="ce6">
            <text:p>30,467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36605" table:style-name="ce6">
            <text:p>36,605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34509" table:style-name="ce6">
            <text:p>34,509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32118" table:style-name="ce6">
            <text:p>32,118<text:s/></text:p>
          </table:table-cell>
          <table:table-cell office:value-type="float" office:value="51705" table:style-name="ce6">
            <text:p>51,705<text:s/></text:p>
          </table:table-cell>
          <table:table-cell office:value-type="float" office:value="47134" table:style-name="ce6">
            <text:p>47,134<text:s/></text:p>
          </table:table-cell>
          <table:table-cell office:value-type="float" office:value="29546" table:style-name="ce6">
            <text:p>29,546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80864" table:style-name="ce6">
            <text:p>80,864<text:s/></text:p>
          </table:table-cell>
          <table:table-cell office:value-type="float" office:value="28784" table:style-name="ce6">
            <text:p>28,784<text:s/></text:p>
          </table:table-cell>
          <table:table-cell office:value-type="float" office:value="39684" table:style-name="ce6">
            <text:p>39,684<text:s/></text:p>
          </table:table-cell>
          <table:table-cell office:value-type="float" office:value="43226" table:style-name="ce6">
            <text:p>43,226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77080" table:style-name="ce6">
            <text:p>77,08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8274" table:style-name="ce6">
            <text:p>18,274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47585" table:style-name="ce6">
            <text:p>47,585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34384" table:style-name="ce6">
            <text:p>34,384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0258" table:style-name="ce6">
            <text:p>10,258<text:s/></text:p>
          </table:table-cell>
          <table:table-cell table:number-columns-repeated="16275"/>
        </table:table-row>
        <table:table-row table:style-name="ro2">
          <table:table-cell office:value-type="date" office:date-value="2019-09-21T00:00:00" table:style-name="ce5">
            <text:p>2019/9/21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53850" table:style-name="ce6">
            <text:p>53,850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6497" table:style-name="ce6">
            <text:p>16,49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35052" table:style-name="ce6">
            <text:p>35,052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31127" table:style-name="ce6">
            <text:p>31,127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4708" table:style-name="ce6">
            <text:p>24,708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79948" table:style-name="ce6">
            <text:p>179,948<text:s/></text:p>
          </table:table-cell>
          <table:table-cell office:value-type="float" office:value="54385" table:style-name="ce6">
            <text:p>54,385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7006" table:style-name="ce6">
            <text:p>27,006<text:s/></text:p>
          </table:table-cell>
          <table:table-cell office:value-type="float" office:value="30145" table:style-name="ce6">
            <text:p>30,145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25355" table:style-name="ce6">
            <text:p>25,355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46108" table:style-name="ce6">
            <text:p>46,108<text:s/></text:p>
          </table:table-cell>
          <table:table-cell office:value-type="float" office:value="35560" table:style-name="ce6">
            <text:p>35,560<text:s/></text:p>
          </table:table-cell>
          <table:table-cell office:value-type="float" office:value="23200" table:style-name="ce6">
            <text:p>23,200<text:s/></text:p>
          </table:table-cell>
          <table:table-cell office:value-type="float" office:value="29640" table:style-name="ce6">
            <text:p>29,640<text:s/></text:p>
          </table:table-cell>
          <table:table-cell office:value-type="float" office:value="94457" table:style-name="ce6">
            <text:p>94,45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36452" table:style-name="ce6">
            <text:p>36,452<text:s/></text:p>
          </table:table-cell>
          <table:table-cell office:value-type="float" office:value="39220" table:style-name="ce6">
            <text:p>39,220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61265" table:style-name="ce6">
            <text:p>61,265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7759" table:style-name="ce6">
            <text:p>7,759<text:s/></text:p>
          </table:table-cell>
          <table:table-cell table:number-columns-repeated="16275"/>
        </table:table-row>
        <table:table-row table:style-name="ro2">
          <table:table-cell office:value-type="date" office:date-value="2019-09-22T00:00:00" table:style-name="ce5">
            <text:p>2019/9/22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42397" table:style-name="ce6">
            <text:p>42,397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24799" table:style-name="ce6">
            <text:p>24,799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9955" table:style-name="ce6">
            <text:p>29,955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66048" table:style-name="ce6">
            <text:p>166,048<text:s/></text:p>
          </table:table-cell>
          <table:table-cell office:value-type="float" office:value="43040" table:style-name="ce6">
            <text:p>43,04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42077" table:style-name="ce6">
            <text:p>42,077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40992" table:style-name="ce6">
            <text:p>40,992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80350" table:style-name="ce6">
            <text:p>80,350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32242" table:style-name="ce6">
            <text:p>32,242<text:s/></text:p>
          </table:table-cell>
          <table:table-cell office:value-type="float" office:value="29213" table:style-name="ce6">
            <text:p>29,213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51910" table:style-name="ce6">
            <text:p>51,910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33072" table:style-name="ce6">
            <text:p>33,07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7099" table:style-name="ce6">
            <text:p>7,099<text:s/></text:p>
          </table:table-cell>
          <table:table-cell table:number-columns-repeated="16275"/>
        </table:table-row>
        <table:table-row table:style-name="ro2">
          <table:table-cell office:value-type="date" office:date-value="2019-09-23T00:00:00" table:style-name="ce5">
            <text:p>2019/9/23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44639" table:style-name="ce6">
            <text:p>44,639<text:s/></text:p>
          </table:table-cell>
          <table:table-cell office:value-type="float" office:value="42238" table:style-name="ce6">
            <text:p>42,238<text:s/></text:p>
          </table:table-cell>
          <table:table-cell office:value-type="float" office:value="28148" table:style-name="ce6">
            <text:p>28,148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34957" table:style-name="ce6">
            <text:p>34,957<text:s/></text:p>
          </table:table-cell>
          <table:table-cell office:value-type="float" office:value="29404" table:style-name="ce6">
            <text:p>29,404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38592" table:style-name="ce6">
            <text:p>38,592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140630" table:style-name="ce6">
            <text:p>140,630<text:s/></text:p>
          </table:table-cell>
          <table:table-cell office:value-type="float" office:value="40791" table:style-name="ce6">
            <text:p>40,791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29052" table:style-name="ce6">
            <text:p>29,052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36253" table:style-name="ce6">
            <text:p>36,253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5459" table:style-name="ce6">
            <text:p>25,459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42468" table:style-name="ce6">
            <text:p>42,468<text:s/></text:p>
          </table:table-cell>
          <table:table-cell office:value-type="float" office:value="42989" table:style-name="ce6">
            <text:p>42,989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9947" table:style-name="ce6">
            <text:p>29,947<text:s/></text:p>
          </table:table-cell>
          <table:table-cell office:value-type="float" office:value="65082" table:style-name="ce6">
            <text:p>65,082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33268" table:style-name="ce6">
            <text:p>33,268<text:s/></text:p>
          </table:table-cell>
          <table:table-cell office:value-type="float" office:value="34281" table:style-name="ce6">
            <text:p>34,281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61372" table:style-name="ce6">
            <text:p>61,372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42194" table:style-name="ce6">
            <text:p>42,194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31143" table:style-name="ce6">
            <text:p>31,143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9532" table:style-name="ce6">
            <text:p>9,532<text:s/></text:p>
          </table:table-cell>
          <table:table-cell table:number-columns-repeated="16275"/>
        </table:table-row>
        <table:table-row table:style-name="ro2">
          <table:table-cell office:value-type="date" office:date-value="2019-09-24T00:00:00" table:style-name="ce5">
            <text:p>2019/9/24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45666" table:style-name="ce6">
            <text:p>45,666<text:s/></text:p>
          </table:table-cell>
          <table:table-cell office:value-type="float" office:value="44504" table:style-name="ce6">
            <text:p>44,504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0020" table:style-name="ce6">
            <text:p>30,020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35925" table:style-name="ce6">
            <text:p>35,925<text:s/></text:p>
          </table:table-cell>
          <table:table-cell office:value-type="float" office:value="30354" table:style-name="ce6">
            <text:p>30,354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39392" table:style-name="ce6">
            <text:p>39,392<text:s/></text:p>
          </table:table-cell>
          <table:table-cell office:value-type="float" office:value="29425" table:style-name="ce6">
            <text:p>29,425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8069" table:style-name="ce6">
            <text:p>28,069<text:s/></text:p>
          </table:table-cell>
          <table:table-cell office:value-type="float" office:value="137119" table:style-name="ce6">
            <text:p>137,119<text:s/></text:p>
          </table:table-cell>
          <table:table-cell office:value-type="float" office:value="41296" table:style-name="ce6">
            <text:p>41,296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35653" table:style-name="ce6">
            <text:p>35,653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3512" table:style-name="ce6">
            <text:p>23,512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42938" table:style-name="ce6">
            <text:p>42,938<text:s/></text:p>
          </table:table-cell>
          <table:table-cell office:value-type="float" office:value="44140" table:style-name="ce6">
            <text:p>44,140<text:s/></text:p>
          </table:table-cell>
          <table:table-cell office:value-type="float" office:value="27481" table:style-name="ce6">
            <text:p>27,481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65725" table:style-name="ce6">
            <text:p>65,725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33413" table:style-name="ce6">
            <text:p>33,413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22708" table:style-name="ce6">
            <text:p>22,708<text:s/></text:p>
          </table:table-cell>
          <table:table-cell office:value-type="float" office:value="61735" table:style-name="ce6">
            <text:p>61,735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29690" table:style-name="ce6">
            <text:p>29,690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42826" table:style-name="ce6">
            <text:p>42,826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31715" table:style-name="ce6">
            <text:p>31,715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9541" table:style-name="ce6">
            <text:p>9,541<text:s/></text:p>
          </table:table-cell>
          <table:table-cell table:number-columns-repeated="16275"/>
        </table:table-row>
        <table:table-row table:style-name="ro2">
          <table:table-cell office:value-type="date" office:date-value="2019-09-25T00:00:00" table:style-name="ce5">
            <text:p>2019/9/25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45862" table:style-name="ce6">
            <text:p>45,862<text:s/></text:p>
          </table:table-cell>
          <table:table-cell office:value-type="float" office:value="45773" table:style-name="ce6">
            <text:p>45,773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9825" table:style-name="ce6">
            <text:p>29,825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36504" table:style-name="ce6">
            <text:p>36,504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39852" table:style-name="ce6">
            <text:p>39,852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39665" table:style-name="ce6">
            <text:p>139,665<text:s/></text:p>
          </table:table-cell>
          <table:table-cell office:value-type="float" office:value="41868" table:style-name="ce6">
            <text:p>41,868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28911" table:style-name="ce6">
            <text:p>28,911<text:s/></text:p>
          </table:table-cell>
          <table:table-cell office:value-type="float" office:value="35062" table:style-name="ce6">
            <text:p>35,062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34996" table:style-name="ce6">
            <text:p>34,996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6931" table:style-name="ce6">
            <text:p>36,93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9464" table:style-name="ce6">
            <text:p>29,464<text:s/></text:p>
          </table:table-cell>
          <table:table-cell office:value-type="float" office:value="43443" table:style-name="ce6">
            <text:p>43,443<text:s/></text:p>
          </table:table-cell>
          <table:table-cell office:value-type="float" office:value="44407" table:style-name="ce6">
            <text:p>44,407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68143" table:style-name="ce6">
            <text:p>68,143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34423" table:style-name="ce6">
            <text:p>34,423<text:s/></text:p>
          </table:table-cell>
          <table:table-cell office:value-type="float" office:value="37379" table:style-name="ce6">
            <text:p>37,379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64038" table:style-name="ce6">
            <text:p>64,03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31486" table:style-name="ce6">
            <text:p>31,486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43753" table:style-name="ce6">
            <text:p>43,753<text:s/></text:p>
          </table:table-cell>
          <table:table-cell office:value-type="float" office:value="25235" table:style-name="ce6">
            <text:p>25,235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32446" table:style-name="ce6">
            <text:p>32,446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9614" table:style-name="ce6">
            <text:p>9,614<text:s/></text:p>
          </table:table-cell>
          <table:table-cell table:number-columns-repeated="16275"/>
        </table:table-row>
        <table:table-row table:style-name="ro2">
          <table:table-cell office:value-type="date" office:date-value="2019-09-26T00:00:00" table:style-name="ce5">
            <text:p>2019/9/26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47155" table:style-name="ce6">
            <text:p>47,155<text:s/></text:p>
          </table:table-cell>
          <table:table-cell office:value-type="float" office:value="45754" table:style-name="ce6">
            <text:p>45,754<text:s/></text:p>
          </table:table-cell>
          <table:table-cell office:value-type="float" office:value="29470" table:style-name="ce6">
            <text:p>29,470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30381" table:style-name="ce6">
            <text:p>30,381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30260" table:style-name="ce6">
            <text:p>30,260<text:s/></text:p>
          </table:table-cell>
          <table:table-cell office:value-type="float" office:value="18878" table:style-name="ce6">
            <text:p>18,878<text:s/></text:p>
          </table:table-cell>
          <table:table-cell office:value-type="float" office:value="36641" table:style-name="ce6">
            <text:p>36,641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9524" table:style-name="ce6">
            <text:p>29,524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144571" table:style-name="ce6">
            <text:p>144,571<text:s/></text:p>
          </table:table-cell>
          <table:table-cell office:value-type="float" office:value="43167" table:style-name="ce6">
            <text:p>43,167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9334" table:style-name="ce6">
            <text:p>29,334<text:s/></text:p>
          </table:table-cell>
          <table:table-cell office:value-type="float" office:value="33857" table:style-name="ce6">
            <text:p>33,857<text:s/></text:p>
          </table:table-cell>
          <table:table-cell office:value-type="float" office:value="30354" table:style-name="ce6">
            <text:p>30,354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504" table:style-name="ce6">
            <text:p>14,50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44130" table:style-name="ce6">
            <text:p>44,130<text:s/></text:p>
          </table:table-cell>
          <table:table-cell office:value-type="float" office:value="44521" table:style-name="ce6">
            <text:p>44,521<text:s/></text:p>
          </table:table-cell>
          <table:table-cell office:value-type="float" office:value="28162" table:style-name="ce6">
            <text:p>28,162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69125" table:style-name="ce6">
            <text:p>69,125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35285" table:style-name="ce6">
            <text:p>35,285<text:s/></text:p>
          </table:table-cell>
          <table:table-cell office:value-type="float" office:value="37399" table:style-name="ce6">
            <text:p>37,399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64949" table:style-name="ce6">
            <text:p>64,949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43856" table:style-name="ce6">
            <text:p>43,856<text:s/></text:p>
          </table:table-cell>
          <table:table-cell office:value-type="float" office:value="25693" table:style-name="ce6">
            <text:p>25,693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31956" table:style-name="ce6">
            <text:p>31,956<text:s/></text:p>
          </table:table-cell>
          <table:table-cell office:value-type="float" office:value="27805" table:style-name="ce6">
            <text:p>27,805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9772" table:style-name="ce6">
            <text:p>9,772<text:s/></text:p>
          </table:table-cell>
          <table:table-cell table:number-columns-repeated="16275"/>
        </table:table-row>
        <table:table-row table:style-name="ro2">
          <table:table-cell office:value-type="date" office:date-value="2019-09-27T00:00:00" table:style-name="ce5">
            <text:p>2019/9/27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48975" table:style-name="ce6">
            <text:p>48,975<text:s/></text:p>
          </table:table-cell>
          <table:table-cell office:value-type="float" office:value="52773" table:style-name="ce6">
            <text:p>52,773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34463" table:style-name="ce6">
            <text:p>34,46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4072" table:style-name="ce6">
            <text:p>34,072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38135" table:style-name="ce6">
            <text:p>38,135<text:s/></text:p>
          </table:table-cell>
          <table:table-cell office:value-type="float" office:value="32342" table:style-name="ce6">
            <text:p>32,342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42342" table:style-name="ce6">
            <text:p>42,342<text:s/></text:p>
          </table:table-cell>
          <table:table-cell office:value-type="float" office:value="30698" table:style-name="ce6">
            <text:p>30,698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187474" table:style-name="ce6">
            <text:p>187,474<text:s/></text:p>
          </table:table-cell>
          <table:table-cell office:value-type="float" office:value="50523" table:style-name="ce6">
            <text:p>50,523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34708" table:style-name="ce6">
            <text:p>34,708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31792" table:style-name="ce6">
            <text:p>31,792<text:s/></text:p>
          </table:table-cell>
          <table:table-cell office:value-type="float" office:value="50831" table:style-name="ce6">
            <text:p>50,831<text:s/></text:p>
          </table:table-cell>
          <table:table-cell office:value-type="float" office:value="46124" table:style-name="ce6">
            <text:p>46,124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30948" table:style-name="ce6">
            <text:p>30,948<text:s/></text:p>
          </table:table-cell>
          <table:table-cell office:value-type="float" office:value="79373" table:style-name="ce6">
            <text:p>79,373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38379" table:style-name="ce6">
            <text:p>38,379<text:s/></text:p>
          </table:table-cell>
          <table:table-cell office:value-type="float" office:value="42489" table:style-name="ce6">
            <text:p>42,489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74949" table:style-name="ce6">
            <text:p>74,949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8450" table:style-name="ce6">
            <text:p>18,450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38849" table:style-name="ce6">
            <text:p>38,849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46639" table:style-name="ce6">
            <text:p>46,639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9022" table:style-name="ce6">
            <text:p>29,022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0060" table:style-name="ce6">
            <text:p>10,060<text:s/></text:p>
          </table:table-cell>
          <table:table-cell table:number-columns-repeated="16275"/>
        </table:table-row>
        <table:table-row table:style-name="ro2">
          <table:table-cell office:value-type="date" office:date-value="2019-09-28T00:00:00" table:style-name="ce5">
            <text:p>2019/9/28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28213" table:style-name="ce6">
            <text:p>28,213<text:s/></text:p>
          </table:table-cell>
          <table:table-cell office:value-type="float" office:value="50474" table:style-name="ce6">
            <text:p>50,474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33467" table:style-name="ce6">
            <text:p>33,467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82672" table:style-name="ce6">
            <text:p>182,672<text:s/></text:p>
          </table:table-cell>
          <table:table-cell office:value-type="float" office:value="51904" table:style-name="ce6">
            <text:p>51,904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46511" table:style-name="ce6">
            <text:p>46,511<text:s/></text:p>
          </table:table-cell>
          <table:table-cell office:value-type="float" office:value="34871" table:style-name="ce6">
            <text:p>34,871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28512" table:style-name="ce6">
            <text:p>28,512<text:s/></text:p>
          </table:table-cell>
          <table:table-cell office:value-type="float" office:value="88434" table:style-name="ce6">
            <text:p>88,434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37275" table:style-name="ce6">
            <text:p>37,275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60670" table:style-name="ce6">
            <text:p>60,670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34285" table:style-name="ce6">
            <text:p>34,285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562" table:style-name="ce6">
            <text:p>7,562<text:s/></text:p>
          </table:table-cell>
          <table:table-cell table:number-columns-repeated="16275"/>
        </table:table-row>
        <table:table-row table:style-name="ro2">
          <table:table-cell office:value-type="date" office:date-value="2019-09-29T00:00:00" table:style-name="ce5">
            <text:p>2019/9/29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42279" table:style-name="ce6">
            <text:p>42,279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21187" table:style-name="ce6">
            <text:p>21,187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173214" table:style-name="ce6">
            <text:p>173,214<text:s/></text:p>
          </table:table-cell>
          <table:table-cell office:value-type="float" office:value="45257" table:style-name="ce6">
            <text:p>45,257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5220" table:style-name="ce6">
            <text:p>35,220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42360" table:style-name="ce6">
            <text:p>42,360<text:s/></text:p>
          </table:table-cell>
          <table:table-cell office:value-type="float" office:value="30480" table:style-name="ce6">
            <text:p>30,480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79564" table:style-name="ce6">
            <text:p>79,564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29102" table:style-name="ce6">
            <text:p>29,102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52210" table:style-name="ce6">
            <text:p>52,210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6776" table:style-name="ce6">
            <text:p>6,776<text:s/></text:p>
          </table:table-cell>
          <table:table-cell table:number-columns-repeated="16275"/>
        </table:table-row>
        <table:table-row table:style-name="ro2">
          <table:table-cell office:value-type="date" office:date-value="2019-09-30T00:00:00" table:style-name="ce5">
            <text:p>2019/9/30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20397" table:style-name="ce6">
            <text:p>20,397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64386" table:style-name="ce6">
            <text:p>64,386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34244" table:style-name="ce6">
            <text:p>34,244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829" table:style-name="ce6">
            <text:p>2,829<text:s/></text:p>
          </table:table-cell>
          <table:table-cell table:number-columns-repeated="16275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09"/>
          <table:table-cell table:style-name="ce8"/>
          <table:table-cell table:number-columns-repeated="16274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9-01T00:00:00" table:style-name="ce5">
            <text:p>2019/9/1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40172" table:style-name="ce6">
            <text:p>40,172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63580" table:style-name="ce6">
            <text:p>163,580<text:s/></text:p>
          </table:table-cell>
          <table:table-cell office:value-type="float" office:value="39078" table:style-name="ce6">
            <text:p>39,078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8409" table:style-name="ce6">
            <text:p>28,409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37420" table:style-name="ce6">
            <text:p>37,420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36211" table:style-name="ce6">
            <text:p>36,211<text:s/></text:p>
          </table:table-cell>
          <table:table-cell office:value-type="float" office:value="29529" table:style-name="ce6">
            <text:p>29,529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69406" table:style-name="ce6">
            <text:p>69,40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30449" table:style-name="ce6">
            <text:p>30,449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50083" table:style-name="ce6">
            <text:p>50,083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30980" table:style-name="ce6">
            <text:p>30,980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6749" table:style-name="ce6">
            <text:p>6,749<text:s/></text:p>
          </table:table-cell>
          <table:table-cell table:number-columns-repeated="16275"/>
        </table:table-row>
        <table:table-row table:style-name="ro2">
          <table:table-cell office:value-type="date" office:date-value="2019-09-02T00:00:00" table:style-name="ce5">
            <text:p>2019/9/2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41568" table:style-name="ce6">
            <text:p>41,568<text:s/></text:p>
          </table:table-cell>
          <table:table-cell office:value-type="float" office:value="43479" table:style-name="ce6">
            <text:p>43,479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33321" table:style-name="ce6">
            <text:p>33,321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36179" table:style-name="ce6">
            <text:p>36,179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5789" table:style-name="ce6">
            <text:p>25,789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146522" table:style-name="ce6">
            <text:p>146,522<text:s/></text:p>
          </table:table-cell>
          <table:table-cell office:value-type="float" office:value="39328" table:style-name="ce6">
            <text:p>39,328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32772" table:style-name="ce6">
            <text:p>32,772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25844" table:style-name="ce6">
            <text:p>25,844<text:s/></text:p>
          </table:table-cell>
          <table:table-cell office:value-type="float" office:value="30578" table:style-name="ce6">
            <text:p>30,578<text:s/></text:p>
          </table:table-cell>
          <table:table-cell office:value-type="float" office:value="38453" table:style-name="ce6">
            <text:p>38,453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65957" table:style-name="ce6">
            <text:p>65,957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21054" table:style-name="ce6">
            <text:p>21,054<text:s/></text:p>
          </table:table-cell>
          <table:table-cell office:value-type="float" office:value="59622" table:style-name="ce6">
            <text:p>59,622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34598" table:style-name="ce6">
            <text:p>34,598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41304" table:style-name="ce6">
            <text:p>41,304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29848" table:style-name="ce6">
            <text:p>29,848<text:s/></text:p>
          </table:table-cell>
          <table:table-cell office:value-type="float" office:value="25453" table:style-name="ce6">
            <text:p>25,453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938" table:style-name="ce6">
            <text:p>9,938<text:s/></text:p>
          </table:table-cell>
          <table:table-cell table:number-columns-repeated="16275"/>
        </table:table-row>
        <table:table-row table:style-name="ro2">
          <table:table-cell office:value-type="date" office:date-value="2019-09-03T00:00:00" table:style-name="ce5">
            <text:p>2019/9/3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43391" table:style-name="ce6">
            <text:p>43,391<text:s/></text:p>
          </table:table-cell>
          <table:table-cell office:value-type="float" office:value="44857" table:style-name="ce6">
            <text:p>44,857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27793" table:style-name="ce6">
            <text:p>27,793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34468" table:style-name="ce6">
            <text:p>34,468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37147" table:style-name="ce6">
            <text:p>37,147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146212" table:style-name="ce6">
            <text:p>146,212<text:s/></text:p>
          </table:table-cell>
          <table:table-cell office:value-type="float" office:value="40802" table:style-name="ce6">
            <text:p>40,802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31587" table:style-name="ce6">
            <text:p>31,587<text:s/></text:p>
          </table:table-cell>
          <table:table-cell office:value-type="float" office:value="39146" table:style-name="ce6">
            <text:p>39,146<text:s/></text:p>
          </table:table-cell>
          <table:table-cell office:value-type="float" office:value="43039" table:style-name="ce6">
            <text:p>43,039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31633" table:style-name="ce6">
            <text:p>31,633<text:s/></text:p>
          </table:table-cell>
          <table:table-cell office:value-type="float" office:value="66072" table:style-name="ce6">
            <text:p>66,072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33813" table:style-name="ce6">
            <text:p>33,813<text:s/></text:p>
          </table:table-cell>
          <table:table-cell office:value-type="float" office:value="35419" table:style-name="ce6">
            <text:p>35,419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61147" table:style-name="ce6">
            <text:p>61,147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42742" table:style-name="ce6">
            <text:p>42,742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30913" table:style-name="ce6">
            <text:p>30,913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10106" table:style-name="ce6">
            <text:p>10,106<text:s/></text:p>
          </table:table-cell>
          <table:table-cell table:number-columns-repeated="16275"/>
        </table:table-row>
        <table:table-row table:style-name="ro2">
          <table:table-cell office:value-type="date" office:date-value="2019-09-04T00:00:00" table:style-name="ce5">
            <text:p>2019/9/4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43009" table:style-name="ce6">
            <text:p>43,009<text:s/></text:p>
          </table:table-cell>
          <table:table-cell office:value-type="float" office:value="44674" table:style-name="ce6">
            <text:p>44,674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8389" table:style-name="ce6">
            <text:p>18,389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34911" table:style-name="ce6">
            <text:p>34,911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37125" table:style-name="ce6">
            <text:p>37,125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144491" table:style-name="ce6">
            <text:p>144,491<text:s/></text:p>
          </table:table-cell>
          <table:table-cell office:value-type="float" office:value="41143" table:style-name="ce6">
            <text:p>41,143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31114" table:style-name="ce6">
            <text:p>31,114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31084" table:style-name="ce6">
            <text:p>31,084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43133" table:style-name="ce6">
            <text:p>43,133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64120" table:style-name="ce6">
            <text:p>64,120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33044" table:style-name="ce6">
            <text:p>33,044<text:s/></text:p>
          </table:table-cell>
          <table:table-cell office:value-type="float" office:value="35276" table:style-name="ce6">
            <text:p>35,276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61571" table:style-name="ce6">
            <text:p>61,571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42943" table:style-name="ce6">
            <text:p>42,943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8389" table:style-name="ce6">
            <text:p>18,389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9972" table:style-name="ce6">
            <text:p>9,972<text:s/></text:p>
          </table:table-cell>
          <table:table-cell table:number-columns-repeated="16275"/>
        </table:table-row>
        <table:table-row table:style-name="ro2">
          <table:table-cell office:value-type="date" office:date-value="2019-09-05T00:00:00" table:style-name="ce5">
            <text:p>2019/9/5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44888" table:style-name="ce6">
            <text:p>44,888<text:s/></text:p>
          </table:table-cell>
          <table:table-cell office:value-type="float" office:value="47662" table:style-name="ce6">
            <text:p>47,662<text:s/></text:p>
          </table:table-cell>
          <table:table-cell office:value-type="float" office:value="29676" table:style-name="ce6">
            <text:p>29,676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23448" table:style-name="ce6">
            <text:p>23,448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7575" table:style-name="ce6">
            <text:p>37,575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22835" table:style-name="ce6">
            <text:p>22,835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48247" table:style-name="ce6">
            <text:p>148,247<text:s/></text:p>
          </table:table-cell>
          <table:table-cell office:value-type="float" office:value="42447" table:style-name="ce6">
            <text:p>42,447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30522" table:style-name="ce6">
            <text:p>30,522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26704" table:style-name="ce6">
            <text:p>26,704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39423" table:style-name="ce6">
            <text:p>39,423<text:s/></text:p>
          </table:table-cell>
          <table:table-cell office:value-type="float" office:value="42484" table:style-name="ce6">
            <text:p>42,484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29870" table:style-name="ce6">
            <text:p>29,870<text:s/></text:p>
          </table:table-cell>
          <table:table-cell office:value-type="float" office:value="67614" table:style-name="ce6">
            <text:p>67,614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62619" table:style-name="ce6">
            <text:p>62,619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18619" table:style-name="ce6">
            <text:p>18,619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43815" table:style-name="ce6">
            <text:p>43,815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8824" table:style-name="ce6">
            <text:p>18,824<text:s/></text:p>
          </table:table-cell>
          <table:table-cell office:value-type="float" office:value="30363" table:style-name="ce6">
            <text:p>30,363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0172" table:style-name="ce6">
            <text:p>10,172<text:s/></text:p>
          </table:table-cell>
          <table:table-cell table:number-columns-repeated="16275"/>
        </table:table-row>
        <table:table-row table:style-name="ro2">
          <table:table-cell office:value-type="date" office:date-value="2019-09-06T00:00:00" table:style-name="ce5">
            <text:p>2019/9/6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45399" table:style-name="ce6">
            <text:p>45,399<text:s/></text:p>
          </table:table-cell>
          <table:table-cell office:value-type="float" office:value="53302" table:style-name="ce6">
            <text:p>53,302<text:s/></text:p>
          </table:table-cell>
          <table:table-cell office:value-type="float" office:value="30187" table:style-name="ce6">
            <text:p>30,187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2264" table:style-name="ce6">
            <text:p>32,26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37331" table:style-name="ce6">
            <text:p>37,331<text:s/></text:p>
          </table:table-cell>
          <table:table-cell office:value-type="float" office:value="32885" table:style-name="ce6">
            <text:p>32,885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40616" table:style-name="ce6">
            <text:p>40,616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72297" table:style-name="ce6">
            <text:p>172,297<text:s/></text:p>
          </table:table-cell>
          <table:table-cell office:value-type="float" office:value="47687" table:style-name="ce6">
            <text:p>47,687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35631" table:style-name="ce6">
            <text:p>35,631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14550" table:style-name="ce6">
            <text:p>14,550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39467" table:style-name="ce6">
            <text:p>39,467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34473" table:style-name="ce6">
            <text:p>34,473<text:s/></text:p>
          </table:table-cell>
          <table:table-cell office:value-type="float" office:value="43939" table:style-name="ce6">
            <text:p>43,939<text:s/></text:p>
          </table:table-cell>
          <table:table-cell office:value-type="float" office:value="47944" table:style-name="ce6">
            <text:p>47,944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33573" table:style-name="ce6">
            <text:p>33,573<text:s/></text:p>
          </table:table-cell>
          <table:table-cell office:value-type="float" office:value="78073" table:style-name="ce6">
            <text:p>78,073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37956" table:style-name="ce6">
            <text:p>37,956<text:s/></text:p>
          </table:table-cell>
          <table:table-cell office:value-type="float" office:value="40733" table:style-name="ce6">
            <text:p>40,733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68261" table:style-name="ce6">
            <text:p>68,261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32608" table:style-name="ce6">
            <text:p>32,608<text:s/></text:p>
          </table:table-cell>
          <table:table-cell office:value-type="float" office:value="29495" table:style-name="ce6">
            <text:p>29,495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832" table:style-name="ce6">
            <text:p>10,832<text:s/></text:p>
          </table:table-cell>
          <table:table-cell table:number-columns-repeated="16275"/>
        </table:table-row>
        <table:table-row table:style-name="ro2">
          <table:table-cell office:value-type="date" office:date-value="2019-09-07T00:00:00" table:style-name="ce5">
            <text:p>2019/9/7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51690" table:style-name="ce6">
            <text:p>51,690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33518" table:style-name="ce6">
            <text:p>33,518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30022" table:style-name="ce6">
            <text:p>30,022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80192" table:style-name="ce6">
            <text:p>180,192<text:s/></text:p>
          </table:table-cell>
          <table:table-cell office:value-type="float" office:value="47896" table:style-name="ce6">
            <text:p>47,896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20180" table:style-name="ce6">
            <text:p>20,180<text:s/></text:p>
          </table:table-cell>
          <table:table-cell office:value-type="float" office:value="31123" table:style-name="ce6">
            <text:p>31,123<text:s/></text:p>
          </table:table-cell>
          <table:table-cell office:value-type="float" office:value="36155" table:style-name="ce6">
            <text:p>36,155<text:s/></text:p>
          </table:table-cell>
          <table:table-cell office:value-type="float" office:value="28564" table:style-name="ce6">
            <text:p>28,564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24741" table:style-name="ce6">
            <text:p>24,741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40693" table:style-name="ce6">
            <text:p>40,693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42147" table:style-name="ce6">
            <text:p>42,147<text:s/></text:p>
          </table:table-cell>
          <table:table-cell office:value-type="float" office:value="37512" table:style-name="ce6">
            <text:p>37,512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86275" table:style-name="ce6">
            <text:p>86,275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34952" table:style-name="ce6">
            <text:p>34,952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59848" table:style-name="ce6">
            <text:p>59,848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37155" table:style-name="ce6">
            <text:p>37,155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8744" table:style-name="ce6">
            <text:p>8,744<text:s/></text:p>
          </table:table-cell>
          <table:table-cell table:number-columns-repeated="16275"/>
        </table:table-row>
        <table:table-row table:style-name="ro2">
          <table:table-cell office:value-type="date" office:date-value="2019-09-08T00:00:00" table:style-name="ce5">
            <text:p>2019/9/8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20939" table:style-name="ce6">
            <text:p>20,939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78176" table:style-name="ce6">
            <text:p>178,176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8404" table:style-name="ce6">
            <text:p>28,404<text:s/></text:p>
          </table:table-cell>
          <table:table-cell office:value-type="float" office:value="30704" table:style-name="ce6">
            <text:p>30,704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0216" table:style-name="ce6">
            <text:p>20,216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38169" table:style-name="ce6">
            <text:p>38,169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38804" table:style-name="ce6">
            <text:p>38,804<text:s/></text:p>
          </table:table-cell>
          <table:table-cell office:value-type="float" office:value="30058" table:style-name="ce6">
            <text:p>30,05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8624" table:style-name="ce6">
            <text:p>28,624<text:s/></text:p>
          </table:table-cell>
          <table:table-cell office:value-type="float" office:value="75533" table:style-name="ce6">
            <text:p>75,533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51620" table:style-name="ce6">
            <text:p>51,620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7452" table:style-name="ce6">
            <text:p>47,452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7551" table:style-name="ce6">
            <text:p>7,551<text:s/></text:p>
          </table:table-cell>
          <table:table-cell table:number-columns-repeated="16275"/>
        </table:table-row>
        <table:table-row table:style-name="ro2">
          <table:table-cell office:value-type="date" office:date-value="2019-09-09T00:00:00" table:style-name="ce5">
            <text:p>2019/9/9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42650" table:style-name="ce6">
            <text:p>42,650<text:s/></text:p>
          </table:table-cell>
          <table:table-cell office:value-type="float" office:value="43889" table:style-name="ce6">
            <text:p>43,889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0258" table:style-name="ce6">
            <text:p>30,258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34865" table:style-name="ce6">
            <text:p>34,865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27026" table:style-name="ce6">
            <text:p>27,026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44861" table:style-name="ce6">
            <text:p>144,861<text:s/></text:p>
          </table:table-cell>
          <table:table-cell office:value-type="float" office:value="38456" table:style-name="ce6">
            <text:p>38,456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33579" table:style-name="ce6">
            <text:p>33,579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32223" table:style-name="ce6">
            <text:p>32,22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36754" table:style-name="ce6">
            <text:p>36,754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31662" table:style-name="ce6">
            <text:p>31,662<text:s/></text:p>
          </table:table-cell>
          <table:table-cell office:value-type="float" office:value="38831" table:style-name="ce6">
            <text:p>38,831<text:s/></text:p>
          </table:table-cell>
          <table:table-cell office:value-type="float" office:value="44644" table:style-name="ce6">
            <text:p>44,644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30337" table:style-name="ce6">
            <text:p>30,337<text:s/></text:p>
          </table:table-cell>
          <table:table-cell office:value-type="float" office:value="66068" table:style-name="ce6">
            <text:p>66,068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34599" table:style-name="ce6">
            <text:p>34,599<text:s/></text:p>
          </table:table-cell>
          <table:table-cell office:value-type="float" office:value="33489" table:style-name="ce6">
            <text:p>33,489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59366" table:style-name="ce6">
            <text:p>59,366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32150" table:style-name="ce6">
            <text:p>32,150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41990" table:style-name="ce6">
            <text:p>41,99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0290" table:style-name="ce6">
            <text:p>10,290<text:s/></text:p>
          </table:table-cell>
          <table:table-cell table:number-columns-repeated="16275"/>
        </table:table-row>
        <table:table-row table:style-name="ro2">
          <table:table-cell office:value-type="date" office:date-value="2019-09-10T00:00:00" table:style-name="ce5">
            <text:p>2019/9/10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43650" table:style-name="ce6">
            <text:p>43,650<text:s/></text:p>
          </table:table-cell>
          <table:table-cell office:value-type="float" office:value="45747" table:style-name="ce6">
            <text:p>45,747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1702" table:style-name="ce6">
            <text:p>31,70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36414" table:style-name="ce6">
            <text:p>36,414<text:s/></text:p>
          </table:table-cell>
          <table:table-cell office:value-type="float" office:value="30962" table:style-name="ce6">
            <text:p>30,962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141626" table:style-name="ce6">
            <text:p>141,626<text:s/></text:p>
          </table:table-cell>
          <table:table-cell office:value-type="float" office:value="40750" table:style-name="ce6">
            <text:p>40,750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1159" table:style-name="ce6">
            <text:p>31,159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33034" table:style-name="ce6">
            <text:p>33,03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6825" table:style-name="ce6">
            <text:p>36,825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33079" table:style-name="ce6">
            <text:p>33,079<text:s/></text:p>
          </table:table-cell>
          <table:table-cell office:value-type="float" office:value="39072" table:style-name="ce6">
            <text:p>39,072<text:s/></text:p>
          </table:table-cell>
          <table:table-cell office:value-type="float" office:value="45872" table:style-name="ce6">
            <text:p>45,872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31097" table:style-name="ce6">
            <text:p>31,097<text:s/></text:p>
          </table:table-cell>
          <table:table-cell office:value-type="float" office:value="66392" table:style-name="ce6">
            <text:p>66,392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35445" table:style-name="ce6">
            <text:p>35,445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60294" table:style-name="ce6">
            <text:p>60,294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43068" table:style-name="ce6">
            <text:p>43,068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31172" table:style-name="ce6">
            <text:p>31,172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743" table:style-name="ce6">
            <text:p>10,743<text:s/></text:p>
          </table:table-cell>
          <table:table-cell table:number-columns-repeated="16275"/>
        </table:table-row>
        <table:table-row table:style-name="ro2">
          <table:table-cell office:value-type="date" office:date-value="2019-09-11T00:00:00" table:style-name="ce5">
            <text:p>2019/9/11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43837" table:style-name="ce6">
            <text:p>43,837<text:s/></text:p>
          </table:table-cell>
          <table:table-cell office:value-type="float" office:value="47505" table:style-name="ce6">
            <text:p>47,505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1858" table:style-name="ce6">
            <text:p>31,858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31828" table:style-name="ce6">
            <text:p>31,828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36913" table:style-name="ce6">
            <text:p>36,913<text:s/></text:p>
          </table:table-cell>
          <table:table-cell office:value-type="float" office:value="30361" table:style-name="ce6">
            <text:p>30,36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9064" table:style-name="ce6">
            <text:p>39,064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27880" table:style-name="ce6">
            <text:p>27,880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7743" table:style-name="ce6">
            <text:p>27,743<text:s/></text:p>
          </table:table-cell>
          <table:table-cell office:value-type="float" office:value="145415" table:style-name="ce6">
            <text:p>145,415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25445" table:style-name="ce6">
            <text:p>25,445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35305" table:style-name="ce6">
            <text:p>35,305<text:s/></text:p>
          </table:table-cell>
          <table:table-cell office:value-type="float" office:value="31623" table:style-name="ce6">
            <text:p>31,623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33988" table:style-name="ce6">
            <text:p>33,98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9367" table:style-name="ce6">
            <text:p>19,367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7483" table:style-name="ce6">
            <text:p>37,483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33283" table:style-name="ce6">
            <text:p>33,283<text:s/></text:p>
          </table:table-cell>
          <table:table-cell office:value-type="float" office:value="39697" table:style-name="ce6">
            <text:p>39,697<text:s/></text:p>
          </table:table-cell>
          <table:table-cell office:value-type="float" office:value="46506" table:style-name="ce6">
            <text:p>46,506<text:s/></text:p>
          </table:table-cell>
          <table:table-cell office:value-type="float" office:value="27478" table:style-name="ce6">
            <text:p>27,478<text:s/></text:p>
          </table:table-cell>
          <table:table-cell office:value-type="float" office:value="31217" table:style-name="ce6">
            <text:p>31,217<text:s/></text:p>
          </table:table-cell>
          <table:table-cell office:value-type="float" office:value="67669" table:style-name="ce6">
            <text:p>67,669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36103" table:style-name="ce6">
            <text:p>36,103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62219" table:style-name="ce6">
            <text:p>62,219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43892" table:style-name="ce6">
            <text:p>43,892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30654" table:style-name="ce6">
            <text:p>30,654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625" table:style-name="ce6">
            <text:p>10,625<text:s/></text:p>
          </table:table-cell>
          <table:table-cell table:number-columns-repeated="16275"/>
        </table:table-row>
        <table:table-row table:style-name="ro2">
          <table:table-cell office:value-type="date" office:date-value="2019-09-12T00:00:00" table:style-name="ce5">
            <text:p>2019/9/12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44255" table:style-name="ce6">
            <text:p>44,255<text:s/></text:p>
          </table:table-cell>
          <table:table-cell office:value-type="float" office:value="50426" table:style-name="ce6">
            <text:p>50,426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2200" table:style-name="ce6">
            <text:p>32,200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0535" table:style-name="ce6">
            <text:p>20,535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36892" table:style-name="ce6">
            <text:p>36,892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38281" table:style-name="ce6">
            <text:p>38,281<text:s/></text:p>
          </table:table-cell>
          <table:table-cell office:value-type="float" office:value="32421" table:style-name="ce6">
            <text:p>32,421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40712" table:style-name="ce6">
            <text:p>40,712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6401" table:style-name="ce6">
            <text:p>26,401<text:s/></text:p>
          </table:table-cell>
          <table:table-cell office:value-type="float" office:value="165849" table:style-name="ce6">
            <text:p>165,849<text:s/></text:p>
          </table:table-cell>
          <table:table-cell office:value-type="float" office:value="43290" table:style-name="ce6">
            <text:p>43,290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39474" table:style-name="ce6">
            <text:p>39,474<text:s/></text:p>
          </table:table-cell>
          <table:table-cell office:value-type="float" office:value="34983" table:style-name="ce6">
            <text:p>34,983<text:s/></text:p>
          </table:table-cell>
          <table:table-cell office:value-type="float" office:value="25921" table:style-name="ce6">
            <text:p>25,921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35659" table:style-name="ce6">
            <text:p>35,659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44954" table:style-name="ce6">
            <text:p>44,954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8989" table:style-name="ce6">
            <text:p>28,989<text:s/></text:p>
          </table:table-cell>
          <table:table-cell office:value-type="float" office:value="34491" table:style-name="ce6">
            <text:p>34,491<text:s/></text:p>
          </table:table-cell>
          <table:table-cell office:value-type="float" office:value="44003" table:style-name="ce6">
            <text:p>44,003<text:s/></text:p>
          </table:table-cell>
          <table:table-cell office:value-type="float" office:value="48311" table:style-name="ce6">
            <text:p>48,311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32959" table:style-name="ce6">
            <text:p>32,959<text:s/></text:p>
          </table:table-cell>
          <table:table-cell office:value-type="float" office:value="72230" table:style-name="ce6">
            <text:p>72,230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38076" table:style-name="ce6">
            <text:p>38,076<text:s/></text:p>
          </table:table-cell>
          <table:table-cell office:value-type="float" office:value="37539" table:style-name="ce6">
            <text:p>37,539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65725" table:style-name="ce6">
            <text:p>65,725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31749" table:style-name="ce6">
            <text:p>31,749<text:s/></text:p>
          </table:table-cell>
          <table:table-cell office:value-type="float" office:value="19985" table:style-name="ce6">
            <text:p>19,985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43776" table:style-name="ce6">
            <text:p>43,776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27219" table:style-name="ce6">
            <text:p>27,219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31282" table:style-name="ce6">
            <text:p>31,282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1349" table:style-name="ce6">
            <text:p>11,349<text:s/></text:p>
          </table:table-cell>
          <table:table-cell table:number-columns-repeated="16275"/>
        </table:table-row>
        <table:table-row table:style-name="ro2">
          <table:table-cell office:value-type="date" office:date-value="2019-09-13T00:00:00" table:style-name="ce5">
            <text:p>2019/9/13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37863" table:style-name="ce6">
            <text:p>37,86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30509" table:style-name="ce6">
            <text:p>130,509<text:s/></text:p>
          </table:table-cell>
          <table:table-cell office:value-type="float" office:value="34503" table:style-name="ce6">
            <text:p>34,503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43750" table:style-name="ce6">
            <text:p>43,750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28453" table:style-name="ce6">
            <text:p>28,453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67795" table:style-name="ce6">
            <text:p>67,795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44963" table:style-name="ce6">
            <text:p>44,963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27665" table:style-name="ce6">
            <text:p>27,665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6836" table:style-name="ce6">
            <text:p>6,836<text:s/></text:p>
          </table:table-cell>
          <table:table-cell table:number-columns-repeated="16275"/>
        </table:table-row>
        <table:table-row table:style-name="ro2">
          <table:table-cell office:value-type="date" office:date-value="2019-09-14T00:00:00" table:style-name="ce5">
            <text:p>2019/9/14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42798" table:style-name="ce6">
            <text:p>42,798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59598" table:style-name="ce6">
            <text:p>159,598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27286" table:style-name="ce6">
            <text:p>27,286<text:s/></text:p>
          </table:table-cell>
          <table:table-cell office:value-type="float" office:value="33883" table:style-name="ce6">
            <text:p>33,883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46058" table:style-name="ce6">
            <text:p>46,058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26862" table:style-name="ce6">
            <text:p>26,862<text:s/></text:p>
          </table:table-cell>
          <table:table-cell office:value-type="float" office:value="36065" table:style-name="ce6">
            <text:p>36,065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29131" table:style-name="ce6">
            <text:p>29,131<text:s/></text:p>
          </table:table-cell>
          <table:table-cell office:value-type="float" office:value="77499" table:style-name="ce6">
            <text:p>77,499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27682" table:style-name="ce6">
            <text:p>27,682<text:s/></text:p>
          </table:table-cell>
          <table:table-cell office:value-type="float" office:value="27911" table:style-name="ce6">
            <text:p>27,911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48681" table:style-name="ce6">
            <text:p>48,681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7287" table:style-name="ce6">
            <text:p>7,287<text:s/></text:p>
          </table:table-cell>
          <table:table-cell table:number-columns-repeated="16275"/>
        </table:table-row>
        <table:table-row table:style-name="ro2">
          <table:table-cell office:value-type="date" office:date-value="2019-09-15T00:00:00" table:style-name="ce5">
            <text:p>2019/9/15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36552" table:style-name="ce6">
            <text:p>36,552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05608" table:style-name="ce6">
            <text:p>205,608<text:s/></text:p>
          </table:table-cell>
          <table:table-cell office:value-type="float" office:value="35095" table:style-name="ce6">
            <text:p>35,095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66723" table:style-name="ce6">
            <text:p>66,723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46760" table:style-name="ce6">
            <text:p>46,760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255" table:style-name="ce6">
            <text:p>6,255<text:s/></text:p>
          </table:table-cell>
          <table:table-cell table:number-columns-repeated="16275"/>
        </table:table-row>
        <table:table-row table:style-name="ro2">
          <table:table-cell office:value-type="date" office:date-value="2019-09-16T00:00:00" table:style-name="ce5">
            <text:p>2019/9/16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41412" table:style-name="ce6">
            <text:p>41,412<text:s/></text:p>
          </table:table-cell>
          <table:table-cell office:value-type="float" office:value="41802" table:style-name="ce6">
            <text:p>41,802<text:s/></text:p>
          </table:table-cell>
          <table:table-cell office:value-type="float" office:value="28086" table:style-name="ce6">
            <text:p>28,086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7466" table:style-name="ce6">
            <text:p>17,466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27884" table:style-name="ce6">
            <text:p>27,884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36243" table:style-name="ce6">
            <text:p>36,243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160486" table:style-name="ce6">
            <text:p>160,486<text:s/></text:p>
          </table:table-cell>
          <table:table-cell office:value-type="float" office:value="38038" table:style-name="ce6">
            <text:p>38,038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27885" table:style-name="ce6">
            <text:p>27,885<text:s/></text:p>
          </table:table-cell>
          <table:table-cell office:value-type="float" office:value="32508" table:style-name="ce6">
            <text:p>32,508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32532" table:style-name="ce6">
            <text:p>32,532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39009" table:style-name="ce6">
            <text:p>39,009<text:s/></text:p>
          </table:table-cell>
          <table:table-cell office:value-type="float" office:value="43681" table:style-name="ce6">
            <text:p>43,681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63096" table:style-name="ce6">
            <text:p>63,096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58482" table:style-name="ce6">
            <text:p>58,482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30099" table:style-name="ce6">
            <text:p>30,099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40703" table:style-name="ce6">
            <text:p>40,703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29609" table:style-name="ce6">
            <text:p>29,609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0349" table:style-name="ce6">
            <text:p>10,349<text:s/></text:p>
          </table:table-cell>
          <table:table-cell table:number-columns-repeated="16275"/>
        </table:table-row>
        <table:table-row table:style-name="ro2">
          <table:table-cell office:value-type="date" office:date-value="2019-09-17T00:00:00" table:style-name="ce5">
            <text:p>2019/9/17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43139" table:style-name="ce6">
            <text:p>43,139<text:s/></text:p>
          </table:table-cell>
          <table:table-cell office:value-type="float" office:value="43663" table:style-name="ce6">
            <text:p>43,663<text:s/></text:p>
          </table:table-cell>
          <table:table-cell office:value-type="float" office:value="29515" table:style-name="ce6">
            <text:p>29,515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8820" table:style-name="ce6">
            <text:p>18,820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30905" table:style-name="ce6">
            <text:p>30,905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36082" table:style-name="ce6">
            <text:p>36,082<text:s/></text:p>
          </table:table-cell>
          <table:table-cell office:value-type="float" office:value="30438" table:style-name="ce6">
            <text:p>30,438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28496" table:style-name="ce6">
            <text:p>28,496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140755" table:style-name="ce6">
            <text:p>140,755<text:s/></text:p>
          </table:table-cell>
          <table:table-cell office:value-type="float" office:value="39803" table:style-name="ce6">
            <text:p>39,803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27530" table:style-name="ce6">
            <text:p>27,530<text:s/></text:p>
          </table:table-cell>
          <table:table-cell office:value-type="float" office:value="34500" table:style-name="ce6">
            <text:p>34,500<text:s/></text:p>
          </table:table-cell>
          <table:table-cell office:value-type="float" office:value="30058" table:style-name="ce6">
            <text:p>30,058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33355" table:style-name="ce6">
            <text:p>33,35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3248" table:style-name="ce6">
            <text:p>23,248<text:s/></text:p>
          </table:table-cell>
          <table:table-cell office:value-type="float" office:value="28354" table:style-name="ce6">
            <text:p>28,354<text:s/></text:p>
          </table:table-cell>
          <table:table-cell office:value-type="float" office:value="32428" table:style-name="ce6">
            <text:p>32,428<text:s/></text:p>
          </table:table-cell>
          <table:table-cell office:value-type="float" office:value="38975" table:style-name="ce6">
            <text:p>38,975<text:s/></text:p>
          </table:table-cell>
          <table:table-cell office:value-type="float" office:value="45700" table:style-name="ce6">
            <text:p>45,700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30921" table:style-name="ce6">
            <text:p>30,921<text:s/></text:p>
          </table:table-cell>
          <table:table-cell office:value-type="float" office:value="65334" table:style-name="ce6">
            <text:p>65,334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34964" table:style-name="ce6">
            <text:p>34,964<text:s/></text:p>
          </table:table-cell>
          <table:table-cell office:value-type="float" office:value="34115" table:style-name="ce6">
            <text:p>34,115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59396" table:style-name="ce6">
            <text:p>59,396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1992" table:style-name="ce6">
            <text:p>41,992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0745" table:style-name="ce6">
            <text:p>30,745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0755" table:style-name="ce6">
            <text:p>10,755<text:s/></text:p>
          </table:table-cell>
          <table:table-cell table:number-columns-repeated="16275"/>
        </table:table-row>
        <table:table-row table:style-name="ro2">
          <table:table-cell office:value-type="date" office:date-value="2019-09-18T00:00:00" table:style-name="ce5">
            <text:p>2019/9/18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43801" table:style-name="ce6">
            <text:p>43,801<text:s/></text:p>
          </table:table-cell>
          <table:table-cell office:value-type="float" office:value="45309" table:style-name="ce6">
            <text:p>45,309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0250" table:style-name="ce6">
            <text:p>40,250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31381" table:style-name="ce6">
            <text:p>31,381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36284" table:style-name="ce6">
            <text:p>36,284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8355" table:style-name="ce6">
            <text:p>38,355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141483" table:style-name="ce6">
            <text:p>141,483<text:s/></text:p>
          </table:table-cell>
          <table:table-cell office:value-type="float" office:value="40819" table:style-name="ce6">
            <text:p>40,819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6137" table:style-name="ce6">
            <text:p>26,137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34561" table:style-name="ce6">
            <text:p>34,561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33470" table:style-name="ce6">
            <text:p>33,470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32417" table:style-name="ce6">
            <text:p>32,417<text:s/></text:p>
          </table:table-cell>
          <table:table-cell office:value-type="float" office:value="38997" table:style-name="ce6">
            <text:p>38,997<text:s/></text:p>
          </table:table-cell>
          <table:table-cell office:value-type="float" office:value="46102" table:style-name="ce6">
            <text:p>46,102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30703" table:style-name="ce6">
            <text:p>30,703<text:s/></text:p>
          </table:table-cell>
          <table:table-cell office:value-type="float" office:value="66439" table:style-name="ce6">
            <text:p>66,439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61059" table:style-name="ce6">
            <text:p>61,059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43101" table:style-name="ce6">
            <text:p>43,101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30833" table:style-name="ce6">
            <text:p>30,833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0493" table:style-name="ce6">
            <text:p>10,493<text:s/></text:p>
          </table:table-cell>
          <table:table-cell table:number-columns-repeated="16275"/>
        </table:table-row>
        <table:table-row table:style-name="ro2">
          <table:table-cell office:value-type="date" office:date-value="2019-09-19T00:00:00" table:style-name="ce5">
            <text:p>2019/9/19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44431" table:style-name="ce6">
            <text:p>44,431<text:s/></text:p>
          </table:table-cell>
          <table:table-cell office:value-type="float" office:value="46170" table:style-name="ce6">
            <text:p>46,170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41827" table:style-name="ce6">
            <text:p>41,827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1799" table:style-name="ce6">
            <text:p>31,799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37068" table:style-name="ce6">
            <text:p>37,068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38198" table:style-name="ce6">
            <text:p>38,198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26744" table:style-name="ce6">
            <text:p>26,744<text:s/></text:p>
          </table:table-cell>
          <table:table-cell office:value-type="float" office:value="145525" table:style-name="ce6">
            <text:p>145,525<text:s/></text:p>
          </table:table-cell>
          <table:table-cell office:value-type="float" office:value="42637" table:style-name="ce6">
            <text:p>42,637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7910" table:style-name="ce6">
            <text:p>37,910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8396" table:style-name="ce6">
            <text:p>28,396<text:s/></text:p>
          </table:table-cell>
          <table:table-cell office:value-type="float" office:value="33020" table:style-name="ce6">
            <text:p>33,020<text:s/></text:p>
          </table:table-cell>
          <table:table-cell office:value-type="float" office:value="39252" table:style-name="ce6">
            <text:p>39,252<text:s/></text:p>
          </table:table-cell>
          <table:table-cell office:value-type="float" office:value="46061" table:style-name="ce6">
            <text:p>46,061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31491" table:style-name="ce6">
            <text:p>31,491<text:s/></text:p>
          </table:table-cell>
          <table:table-cell office:value-type="float" office:value="67633" table:style-name="ce6">
            <text:p>67,633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61523" table:style-name="ce6">
            <text:p>61,523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31597" table:style-name="ce6">
            <text:p>31,597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42694" table:style-name="ce6">
            <text:p>42,694<text:s/></text:p>
          </table:table-cell>
          <table:table-cell office:value-type="float" office:value="27173" table:style-name="ce6">
            <text:p>27,173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30855" table:style-name="ce6">
            <text:p>30,855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0685" table:style-name="ce6">
            <text:p>10,685<text:s/></text:p>
          </table:table-cell>
          <table:table-cell table:number-columns-repeated="16275"/>
        </table:table-row>
        <table:table-row table:style-name="ro2">
          <table:table-cell office:value-type="date" office:date-value="2019-09-20T00:00:00" table:style-name="ce5">
            <text:p>2019/9/20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47848" table:style-name="ce6">
            <text:p>47,848<text:s/></text:p>
          </table:table-cell>
          <table:table-cell office:value-type="float" office:value="54225" table:style-name="ce6">
            <text:p>54,225<text:s/></text:p>
          </table:table-cell>
          <table:table-cell office:value-type="float" office:value="31339" table:style-name="ce6">
            <text:p>31,339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21698" table:style-name="ce6">
            <text:p>21,698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41930" table:style-name="ce6">
            <text:p>41,93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37931" table:style-name="ce6">
            <text:p>37,931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39220" table:style-name="ce6">
            <text:p>39,220<text:s/></text:p>
          </table:table-cell>
          <table:table-cell office:value-type="float" office:value="34237" table:style-name="ce6">
            <text:p>34,23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41335" table:style-name="ce6">
            <text:p>41,335<text:s/></text:p>
          </table:table-cell>
          <table:table-cell office:value-type="float" office:value="30068" table:style-name="ce6">
            <text:p>30,068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176912" table:style-name="ce6">
            <text:p>176,912<text:s/></text:p>
          </table:table-cell>
          <table:table-cell office:value-type="float" office:value="48772" table:style-name="ce6">
            <text:p>48,772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36905" table:style-name="ce6">
            <text:p>36,905<text:s/></text:p>
          </table:table-cell>
          <table:table-cell office:value-type="float" office:value="32917" table:style-name="ce6">
            <text:p>32,917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36240" table:style-name="ce6">
            <text:p>36,240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9942" table:style-name="ce6">
            <text:p>39,942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35425" table:style-name="ce6">
            <text:p>35,425<text:s/></text:p>
          </table:table-cell>
          <table:table-cell office:value-type="float" office:value="46241" table:style-name="ce6">
            <text:p>46,241<text:s/></text:p>
          </table:table-cell>
          <table:table-cell office:value-type="float" office:value="48960" table:style-name="ce6">
            <text:p>48,960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78741" table:style-name="ce6">
            <text:p>78,741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40216" table:style-name="ce6">
            <text:p>40,216<text:s/></text:p>
          </table:table-cell>
          <table:table-cell office:value-type="float" office:value="41334" table:style-name="ce6">
            <text:p>41,334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74527" table:style-name="ce6">
            <text:p>74,527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8499" table:style-name="ce6">
            <text:p>18,499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45997" table:style-name="ce6">
            <text:p>45,997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29635" table:style-name="ce6">
            <text:p>29,635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1722" table:style-name="ce6">
            <text:p>11,722<text:s/></text:p>
          </table:table-cell>
          <table:table-cell table:number-columns-repeated="16275"/>
        </table:table-row>
        <table:table-row table:style-name="ro2">
          <table:table-cell office:value-type="date" office:date-value="2019-09-21T00:00:00" table:style-name="ce5">
            <text:p>2019/9/21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27934" table:style-name="ce6">
            <text:p>27,934<text:s/></text:p>
          </table:table-cell>
          <table:table-cell office:value-type="float" office:value="53535" table:style-name="ce6">
            <text:p>53,535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36305" table:style-name="ce6">
            <text:p>36,305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31679" table:style-name="ce6">
            <text:p>31,679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34912" table:style-name="ce6">
            <text:p>34,912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80757" table:style-name="ce6">
            <text:p>180,757<text:s/></text:p>
          </table:table-cell>
          <table:table-cell office:value-type="float" office:value="52348" table:style-name="ce6">
            <text:p>52,348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30254" table:style-name="ce6">
            <text:p>30,25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32461" table:style-name="ce6">
            <text:p>32,461<text:s/></text:p>
          </table:table-cell>
          <table:table-cell office:value-type="float" office:value="43260" table:style-name="ce6">
            <text:p>43,260<text:s/></text:p>
          </table:table-cell>
          <table:table-cell office:value-type="float" office:value="37388" table:style-name="ce6">
            <text:p>37,388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31047" table:style-name="ce6">
            <text:p>31,047<text:s/></text:p>
          </table:table-cell>
          <table:table-cell office:value-type="float" office:value="90737" table:style-name="ce6">
            <text:p>90,737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36841" table:style-name="ce6">
            <text:p>36,841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60289" table:style-name="ce6">
            <text:p>60,289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677" table:style-name="ce6">
            <text:p>8,677<text:s/></text:p>
          </table:table-cell>
          <table:table-cell table:number-columns-repeated="16275"/>
        </table:table-row>
        <table:table-row table:style-name="ro2">
          <table:table-cell office:value-type="date" office:date-value="2019-09-22T00:00:00" table:style-name="ce5">
            <text:p>2019/9/22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42979" table:style-name="ce6">
            <text:p>42,979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74445" table:style-name="ce6">
            <text:p>174,445<text:s/></text:p>
          </table:table-cell>
          <table:table-cell office:value-type="float" office:value="41710" table:style-name="ce6">
            <text:p>41,710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28802" table:style-name="ce6">
            <text:p>28,802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42334" table:style-name="ce6">
            <text:p>42,33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40229" table:style-name="ce6">
            <text:p>40,229<text:s/></text:p>
          </table:table-cell>
          <table:table-cell office:value-type="float" office:value="31933" table:style-name="ce6">
            <text:p>31,933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80645" table:style-name="ce6">
            <text:p>80,645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32455" table:style-name="ce6">
            <text:p>32,455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52722" table:style-name="ce6">
            <text:p>52,722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7344" table:style-name="ce6">
            <text:p>7,344<text:s/></text:p>
          </table:table-cell>
          <table:table-cell table:number-columns-repeated="16275"/>
        </table:table-row>
        <table:table-row table:style-name="ro2">
          <table:table-cell office:value-type="date" office:date-value="2019-09-23T00:00:00" table:style-name="ce5">
            <text:p>2019/9/23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42516" table:style-name="ce6">
            <text:p>42,516<text:s/></text:p>
          </table:table-cell>
          <table:table-cell office:value-type="float" office:value="42423" table:style-name="ce6">
            <text:p>42,423<text:s/></text:p>
          </table:table-cell>
          <table:table-cell office:value-type="float" office:value="28509" table:style-name="ce6">
            <text:p>28,50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0535" table:style-name="ce6">
            <text:p>30,535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8989" table:style-name="ce6">
            <text:p>28,989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34816" table:style-name="ce6">
            <text:p>34,816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144705" table:style-name="ce6">
            <text:p>144,705<text:s/></text:p>
          </table:table-cell>
          <table:table-cell office:value-type="float" office:value="40220" table:style-name="ce6">
            <text:p>40,220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34265" table:style-name="ce6">
            <text:p>34,265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32616" table:style-name="ce6">
            <text:p>32,61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8499" table:style-name="ce6">
            <text:p>18,499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38628" table:style-name="ce6">
            <text:p>38,628<text:s/></text:p>
          </table:table-cell>
          <table:table-cell office:value-type="float" office:value="44185" table:style-name="ce6">
            <text:p>44,185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31113" table:style-name="ce6">
            <text:p>31,113<text:s/></text:p>
          </table:table-cell>
          <table:table-cell office:value-type="float" office:value="65764" table:style-name="ce6">
            <text:p>65,764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33860" table:style-name="ce6">
            <text:p>33,860<text:s/></text:p>
          </table:table-cell>
          <table:table-cell office:value-type="float" office:value="33267" table:style-name="ce6">
            <text:p>33,267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59828" table:style-name="ce6">
            <text:p>59,828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30269" table:style-name="ce6">
            <text:p>30,269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0501" table:style-name="ce6">
            <text:p>10,501<text:s/></text:p>
          </table:table-cell>
          <table:table-cell table:number-columns-repeated="16275"/>
        </table:table-row>
        <table:table-row table:style-name="ro2">
          <table:table-cell office:value-type="date" office:date-value="2019-09-24T00:00:00" table:style-name="ce5">
            <text:p>2019/9/24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43396" table:style-name="ce6">
            <text:p>43,396<text:s/></text:p>
          </table:table-cell>
          <table:table-cell office:value-type="float" office:value="44288" table:style-name="ce6">
            <text:p>44,288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36071" table:style-name="ce6">
            <text:p>36,071<text:s/></text:p>
          </table:table-cell>
          <table:table-cell office:value-type="float" office:value="30976" table:style-name="ce6">
            <text:p>30,976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37889" table:style-name="ce6">
            <text:p>37,889<text:s/></text:p>
          </table:table-cell>
          <table:table-cell office:value-type="float" office:value="28622" table:style-name="ce6">
            <text:p>28,622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37825" table:style-name="ce6">
            <text:p>137,825<text:s/></text:p>
          </table:table-cell>
          <table:table-cell office:value-type="float" office:value="40254" table:style-name="ce6">
            <text:p>40,254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28422" table:style-name="ce6">
            <text:p>28,422<text:s/></text:p>
          </table:table-cell>
          <table:table-cell office:value-type="float" office:value="35438" table:style-name="ce6">
            <text:p>35,438<text:s/></text:p>
          </table:table-cell>
          <table:table-cell office:value-type="float" office:value="30351" table:style-name="ce6">
            <text:p>30,351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38715" table:style-name="ce6">
            <text:p>38,715<text:s/></text:p>
          </table:table-cell>
          <table:table-cell office:value-type="float" office:value="45311" table:style-name="ce6">
            <text:p>45,311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66254" table:style-name="ce6">
            <text:p>66,254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34791" table:style-name="ce6">
            <text:p>34,791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59626" table:style-name="ce6">
            <text:p>59,626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30112" table:style-name="ce6">
            <text:p>30,11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41316" table:style-name="ce6">
            <text:p>41,316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30634" table:style-name="ce6">
            <text:p>30,634<text:s/></text:p>
          </table:table-cell>
          <table:table-cell office:value-type="float" office:value="25981" table:style-name="ce6">
            <text:p>25,981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0577" table:style-name="ce6">
            <text:p>10,577<text:s/></text:p>
          </table:table-cell>
          <table:table-cell table:number-columns-repeated="16275"/>
        </table:table-row>
        <table:table-row table:style-name="ro2">
          <table:table-cell office:value-type="date" office:date-value="2019-09-25T00:00:00" table:style-name="ce5">
            <text:p>2019/9/25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43267" table:style-name="ce6">
            <text:p>43,267<text:s/></text:p>
          </table:table-cell>
          <table:table-cell office:value-type="float" office:value="46085" table:style-name="ce6">
            <text:p>46,085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31830" table:style-name="ce6">
            <text:p>31,830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30756" table:style-name="ce6">
            <text:p>30,756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30437" table:style-name="ce6">
            <text:p>30,437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38245" table:style-name="ce6">
            <text:p>38,245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27569" table:style-name="ce6">
            <text:p>27,569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141194" table:style-name="ce6">
            <text:p>141,194<text:s/></text:p>
          </table:table-cell>
          <table:table-cell office:value-type="float" office:value="40949" table:style-name="ce6">
            <text:p>40,949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26446" table:style-name="ce6">
            <text:p>26,446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33794" table:style-name="ce6">
            <text:p>33,794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39256" table:style-name="ce6">
            <text:p>39,256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38921" table:style-name="ce6">
            <text:p>38,921<text:s/></text:p>
          </table:table-cell>
          <table:table-cell office:value-type="float" office:value="45898" table:style-name="ce6">
            <text:p>45,898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68667" table:style-name="ce6">
            <text:p>68,667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5504" table:style-name="ce6">
            <text:p>35,504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62163" table:style-name="ce6">
            <text:p>62,163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42708" table:style-name="ce6">
            <text:p>42,708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26703" table:style-name="ce6">
            <text:p>26,703<text:s/></text:p>
          </table:table-cell>
          <table:table-cell office:value-type="float" office:value="15911" table:style-name="ce6">
            <text:p>15,911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0535" table:style-name="ce6">
            <text:p>10,535<text:s/></text:p>
          </table:table-cell>
          <table:table-cell table:number-columns-repeated="16275"/>
        </table:table-row>
        <table:table-row table:style-name="ro2">
          <table:table-cell office:value-type="date" office:date-value="2019-09-26T00:00:00" table:style-name="ce5">
            <text:p>2019/9/26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44682" table:style-name="ce6">
            <text:p>44,682<text:s/></text:p>
          </table:table-cell>
          <table:table-cell office:value-type="float" office:value="46262" table:style-name="ce6">
            <text:p>46,262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31904" table:style-name="ce6">
            <text:p>31,90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31500" table:style-name="ce6">
            <text:p>31,500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36625" table:style-name="ce6">
            <text:p>36,625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38206" table:style-name="ce6">
            <text:p>38,206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45753" table:style-name="ce6">
            <text:p>145,753<text:s/></text:p>
          </table:table-cell>
          <table:table-cell office:value-type="float" office:value="42219" table:style-name="ce6">
            <text:p>42,219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35343" table:style-name="ce6">
            <text:p>35,343<text:s/></text:p>
          </table:table-cell>
          <table:table-cell office:value-type="float" office:value="30495" table:style-name="ce6">
            <text:p>30,495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3556" table:style-name="ce6">
            <text:p>33,556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38018" table:style-name="ce6">
            <text:p>38,018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32686" table:style-name="ce6">
            <text:p>32,686<text:s/></text:p>
          </table:table-cell>
          <table:table-cell office:value-type="float" office:value="39732" table:style-name="ce6">
            <text:p>39,732<text:s/></text:p>
          </table:table-cell>
          <table:table-cell office:value-type="float" office:value="45884" table:style-name="ce6">
            <text:p>45,884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68166" table:style-name="ce6">
            <text:p>68,166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35785" table:style-name="ce6">
            <text:p>35,785<text:s/></text:p>
          </table:table-cell>
          <table:table-cell office:value-type="float" office:value="36038" table:style-name="ce6">
            <text:p>36,038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63054" table:style-name="ce6">
            <text:p>63,054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35790" table:style-name="ce6">
            <text:p>35,790<text:s/></text:p>
          </table:table-cell>
          <table:table-cell office:value-type="float" office:value="19463" table:style-name="ce6">
            <text:p>19,463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42635" table:style-name="ce6">
            <text:p>42,635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0655" table:style-name="ce6">
            <text:p>10,655<text:s/></text:p>
          </table:table-cell>
          <table:table-cell table:number-columns-repeated="16275"/>
        </table:table-row>
        <table:table-row table:style-name="ro2">
          <table:table-cell office:value-type="date" office:date-value="2019-09-27T00:00:00" table:style-name="ce5">
            <text:p>2019/9/27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46077" table:style-name="ce6">
            <text:p>46,077<text:s/></text:p>
          </table:table-cell>
          <table:table-cell office:value-type="float" office:value="52325" table:style-name="ce6">
            <text:p>52,325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6010" table:style-name="ce6">
            <text:p>36,010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25306" table:style-name="ce6">
            <text:p>25,306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36993" table:style-name="ce6">
            <text:p>36,993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38600" table:style-name="ce6">
            <text:p>38,600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40736" table:style-name="ce6">
            <text:p>40,736<text:s/></text:p>
          </table:table-cell>
          <table:table-cell office:value-type="float" office:value="29791" table:style-name="ce6">
            <text:p>29,791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174759" table:style-name="ce6">
            <text:p>174,759<text:s/></text:p>
          </table:table-cell>
          <table:table-cell office:value-type="float" office:value="48414" table:style-name="ce6">
            <text:p>48,414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33165" table:style-name="ce6">
            <text:p>33,165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40900" table:style-name="ce6">
            <text:p>40,900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45195" table:style-name="ce6">
            <text:p>45,195<text:s/></text:p>
          </table:table-cell>
          <table:table-cell office:value-type="float" office:value="48444" table:style-name="ce6">
            <text:p>48,444<text:s/></text:p>
          </table:table-cell>
          <table:table-cell office:value-type="float" office:value="28330" table:style-name="ce6">
            <text:p>28,330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77812" table:style-name="ce6">
            <text:p>77,812<text:s/></text:p>
          </table:table-cell>
          <table:table-cell office:value-type="float" office:value="27307" table:style-name="ce6">
            <text:p>27,307<text:s/></text:p>
          </table:table-cell>
          <table:table-cell office:value-type="float" office:value="39175" table:style-name="ce6">
            <text:p>39,175<text:s/></text:p>
          </table:table-cell>
          <table:table-cell office:value-type="float" office:value="40471" table:style-name="ce6">
            <text:p>40,471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71692" table:style-name="ce6">
            <text:p>71,69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8619" table:style-name="ce6">
            <text:p>18,619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37797" table:style-name="ce6">
            <text:p>37,797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27345" table:style-name="ce6">
            <text:p>27,345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32602" table:style-name="ce6">
            <text:p>32,602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11497" table:style-name="ce6">
            <text:p>11,497<text:s/></text:p>
          </table:table-cell>
          <table:table-cell table:number-columns-repeated="16275"/>
        </table:table-row>
        <table:table-row table:style-name="ro2">
          <table:table-cell office:value-type="date" office:date-value="2019-09-28T00:00:00" table:style-name="ce5">
            <text:p>2019/9/28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50999" table:style-name="ce6">
            <text:p>50,999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33453" table:style-name="ce6">
            <text:p>33,453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83817" table:style-name="ce6">
            <text:p>183,817<text:s/></text:p>
          </table:table-cell>
          <table:table-cell office:value-type="float" office:value="50102" table:style-name="ce6">
            <text:p>50,102<text:s/></text:p>
          </table:table-cell>
          <table:table-cell office:value-type="float" office:value="20063" table:style-name="ce6">
            <text:p>20,063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29923" table:style-name="ce6">
            <text:p>29,923<text:s/></text:p>
          </table:table-cell>
          <table:table-cell office:value-type="float" office:value="30703" table:style-name="ce6">
            <text:p>30,703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32549" table:style-name="ce6">
            <text:p>32,549<text:s/></text:p>
          </table:table-cell>
          <table:table-cell office:value-type="float" office:value="43797" table:style-name="ce6">
            <text:p>43,797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30022" table:style-name="ce6">
            <text:p>30,022<text:s/></text:p>
          </table:table-cell>
          <table:table-cell office:value-type="float" office:value="85258" table:style-name="ce6">
            <text:p>85,258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34873" table:style-name="ce6">
            <text:p>34,87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58545" table:style-name="ce6">
            <text:p>58,545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33075" table:style-name="ce6">
            <text:p>33,075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8409" table:style-name="ce6">
            <text:p>8,409<text:s/></text:p>
          </table:table-cell>
          <table:table-cell table:number-columns-repeated="16275"/>
        </table:table-row>
        <table:table-row table:style-name="ro2">
          <table:table-cell office:value-type="date" office:date-value="2019-09-29T00:00:00" table:style-name="ce5">
            <text:p>2019/9/29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43904" table:style-name="ce6">
            <text:p>43,904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86745" table:style-name="ce6">
            <text:p>186,745<text:s/></text:p>
          </table:table-cell>
          <table:table-cell office:value-type="float" office:value="43965" table:style-name="ce6">
            <text:p>43,965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30965" table:style-name="ce6">
            <text:p>30,965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34301" table:style-name="ce6">
            <text:p>34,301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41945" table:style-name="ce6">
            <text:p>41,945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80656" table:style-name="ce6">
            <text:p>80,656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29438" table:style-name="ce6">
            <text:p>29,438<text:s/></text:p>
          </table:table-cell>
          <table:table-cell office:value-type="float" office:value="27897" table:style-name="ce6">
            <text:p>27,897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53598" table:style-name="ce6">
            <text:p>53,598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7008" table:style-name="ce6">
            <text:p>7,008<text:s/></text:p>
          </table:table-cell>
          <table:table-cell table:number-columns-repeated="16275"/>
        </table:table-row>
        <table:table-row table:style-name="ro2">
          <table:table-cell office:value-type="date" office:date-value="2019-09-30T00:00:00" table:style-name="ce5">
            <text:p>2019/9/30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68409" table:style-name="ce6">
            <text:p>68,409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34891" table:style-name="ce6">
            <text:p>34,891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046" table:style-name="ce6">
            <text:p>3,046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10-09T01:13:18Z</meta:creation-date>
    <dc:date>2019-10-09T01:15:19Z</dc:date>
  </office:meta>
</office:document-meta>
</file>